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ゴシック1" svg:font-family="游ゴシック" style:font-pitch="variable"/>
    <style:font-face style:name="游明朝" svg:font-family="游明朝" style:font-family-generic="system" style:font-pitch="variable"/>
    <style:font-face style:name="Ｍ" svg:font-family="Ｍ"/>
    <style:font-face style:name="Ｍ1" svg:font-family="Ｍ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shadow="hidden"/>
    </style:style>
    <style:style style:name="gr2" style:family="graphic" style:parent-style-name="standard">
      <style:graphic-properties draw:stroke="solid" svg:stroke-width="0.025cm" svg:stroke-color="#000000" svg:stroke-opacity="100%" draw:stroke-linejoin="round" svg:stroke-linecap="round" draw:fill="none" fo:padding-top="0.137cm" fo:padding-bottom="0.137cm" fo:padding-left="0.262cm" fo:padding-right="0.262cm"/>
    </style:style>
    <style:style style:name="gr3" style:family="graphic" style:parent-style-name="standard">
      <style:graphic-properties draw:stroke="none" draw:fill="none" draw:textarea-vertical-align="middle" fo:min-height="1.021cm" fo:min-width="2.54cm" fo:padding-top="0.141cm" fo:padding-bottom="0.141cm" fo:padding-left="0.141cm" fo:padding-right="0.141cm"/>
      <style:paragraph-properties style:writing-mode="lr-tb"/>
    </style:style>
    <style:style style:name="gr4" style:family="graphic" style:parent-style-name="standard">
      <style:graphic-properties draw:stroke="none" draw:fill="none" draw:textarea-vertical-align="middle" fo:min-height="0.508cm" fo:min-width="2.54cm" fo:padding-top="0.141cm" fo:padding-bottom="0.141cm" fo:padding-left="0.141cm" fo:padding-right="0.141cm"/>
      <style:paragraph-properties style:writing-mode="lr-tb"/>
    </style:style>
    <style:style style:name="gr5" style:family="graphic" style:parent-style-name="standard">
      <style:graphic-properties draw:stroke="none" draw:fill="none" draw:textarea-vertical-align="bottom" fo:min-height="0.353cm" fo:min-width="2.54cm" fo:padding-top="0.141cm" fo:padding-bottom="0.141cm" fo:padding-left="0.141cm" fo:padding-right="0.141cm"/>
      <style:paragraph-properties style:writing-mode="lr-tb"/>
    </style:style>
    <style:style style:name="gr6" style:family="graphic" style:parent-style-name="standard">
      <style:graphic-properties draw:stroke="none" draw:fill="none" draw:textarea-vertical-align="middle" fo:min-height="0.671cm" fo:min-width="2.54cm" fo:padding-top="0.141cm" fo:padding-bottom="0.141cm" fo:padding-left="0.141cm" fo:padding-right="0.141cm"/>
      <style:paragraph-properties style:writing-mode="lr-tb"/>
    </style:style>
    <style:style style:name="gr7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/>
    </style:style>
    <style:style style:name="gr8" style:family="graphic" style:parent-style-name="standard">
      <style:graphic-properties draw:stroke="none" draw:fill="none" draw:textarea-vertical-align="middle" fo:min-height="0.932cm" fo:min-width="2.54cm" fo:padding-top="0cm" fo:padding-bottom="0cm" fo:padding-left="0.212cm" fo:padding-right="0.141cm"/>
    </style:style>
    <style:style style:name="gr9" style:family="graphic" style:parent-style-name="standard">
      <style:graphic-properties draw:stroke="none" draw:fill="none" draw:textarea-vertical-align="middle" fo:min-height="0.932cm" fo:min-width="2.54cm" fo:padding-top="0.141cm" fo:padding-bottom="0.141cm" fo:padding-left="0.141cm" fo:padding-right="0.141cm"/>
    </style:style>
    <style:style style:name="gr10" style:family="graphic" style:parent-style-name="standard">
      <style:graphic-properties draw:stroke="none" draw:fill="none" draw:textarea-vertical-align="middle" fo:min-height="0.536cm" fo:min-width="2.54cm" fo:padding-top="0cm" fo:padding-bottom="0.141cm" fo:padding-left="0.141cm" fo:padding-right="0.141cm"/>
      <style:paragraph-properties style:writing-mode="lr-tb"/>
    </style:style>
    <style:style style:name="gr11" style:family="graphic" style:parent-style-name="standard">
      <style:graphic-properties draw:stroke="none" draw:fill="solid" draw:fill-color="#e6e6e6" draw:shadow="hidden"/>
    </style:style>
    <style:style style:name="gr12" style:family="graphic" style:parent-style-name="standard">
      <style:graphic-properties draw:stroke="none" draw:fill="none" draw:textarea-vertical-align="middle" fo:min-height="0.763cm" fo:min-width="2.54cm" fo:padding-top="0.141cm" fo:padding-bottom="0.141cm" fo:padding-left="0.141cm" fo:padding-right="0.141cm"/>
      <style:paragraph-properties style:writing-mode="lr-tb"/>
    </style:style>
    <style:style style:name="gr13" style:family="graphic" style:parent-style-name="standard">
      <style:graphic-properties draw:stroke="solid" svg:stroke-width="0.025cm" svg:stroke-color="#000000" draw:marker-end="Marker_5f_0" draw:marker-end-width="0.319cm" svg:stroke-opacity="100%" draw:stroke-linejoin="round" svg:stroke-linecap="round" draw:fill="none" fo:padding-top="0.137cm" fo:padding-bottom="0.137cm" fo:padding-left="0.262cm" fo:padding-right="0.262cm"/>
    </style:style>
    <style:style style:name="gr14" style:family="graphic" style:parent-style-name="standard">
      <style:graphic-properties draw:stroke="none" draw:fill="none" draw:textarea-vertical-align="middle" fo:min-height="0.985cm" fo:min-width="2.54cm" fo:padding-top="0.071cm" fo:padding-bottom="0.071cm" fo:padding-left="0.071cm" fo:padding-right="0.071cm"/>
      <style:paragraph-properties style:writing-mode="lr-tb"/>
    </style:style>
    <style:style style:name="gr15" style:family="graphic" style:parent-style-name="standard">
      <style:graphic-properties draw:stroke="none" draw:fill="none" draw:textarea-vertical-align="middle" fo:min-height="0.468cm" fo:min-width="2.54cm" fo:padding-top="0.141cm" fo:padding-bottom="0.141cm" fo:padding-left="0.141cm" fo:padding-right="0.141cm"/>
      <style:paragraph-properties style:writing-mode="lr-tb"/>
    </style:style>
    <style:style style:name="gr16" style:family="graphic" style:parent-style-name="standard">
      <style:graphic-properties draw:stroke="none" draw:fill="solid" draw:fill-color="#000000" draw:shadow="hidden"/>
    </style:style>
    <style:style style:name="gr17" style:family="graphic" style:parent-style-name="standard">
      <style:graphic-properties draw:stroke="none" draw:fill="none" draw:textarea-vertical-align="middle" fo:min-height="0.255cm" fo:min-width="2.54cm" fo:padding-top="0.141cm" fo:padding-bottom="0.141cm" fo:padding-left="0.141cm" fo:padding-right="0.141cm"/>
      <style:paragraph-properties style:writing-mode="lr-tb"/>
    </style:style>
    <style:style style:name="gr18" style:family="graphic" style:parent-style-name="standard">
      <style:graphic-properties draw:stroke="none" draw:fill="none" draw:textarea-vertical-align="middle" fo:min-height="0.834cm" fo:min-width="2.54cm" fo:padding-top="0.071cm" fo:padding-bottom="0.071cm" fo:padding-left="0.071cm" fo:padding-right="0.071cm"/>
      <style:paragraph-properties style:writing-mode="lr-tb"/>
    </style:style>
    <style:style style:name="gr19" style:family="graphic" style:parent-style-name="standard">
      <style:graphic-properties draw:stroke="none" draw:fill="none" draw:textarea-vertical-align="middle" fo:min-height="1.813cm" fo:min-width="2.54cm" fo:padding-top="0.035cm" fo:padding-bottom="0.035cm" fo:padding-left="0.035cm" fo:padding-right="0.035cm"/>
      <style:paragraph-properties style:writing-mode="lr-tb"/>
    </style:style>
    <style:style style:name="gr20" style:family="graphic" style:parent-style-name="standard">
      <style:graphic-properties draw:stroke="none" draw:fill="none" draw:textarea-vertical-align="middle" fo:min-height="0.811cm" fo:min-width="2.54cm" fo:padding-top="0.071cm" fo:padding-bottom="0.071cm" fo:padding-left="0.071cm" fo:padding-right="0.071cm"/>
      <style:paragraph-properties style:writing-mode="lr-tb"/>
    </style:style>
    <style:style style:name="gr21" style:family="graphic" style:parent-style-name="standard">
      <style:graphic-properties draw:stroke="dash" draw:stroke-dash="Dash_5f_0" svg:stroke-width="0.025cm" svg:stroke-color="#000000" svg:stroke-opacity="100%" draw:stroke-linejoin="round" svg:stroke-linecap="round" draw:fill="none" fo:padding-top="0.137cm" fo:padding-bottom="0.137cm" fo:padding-left="0.262cm" fo:padding-right="0.262cm"/>
    </style:style>
    <style:style style:name="gr22" style:family="graphic" style:parent-style-name="standard">
      <style:graphic-properties draw:stroke="none" draw:fill="none" draw:textarea-vertical-align="top" fo:min-height="4.753cm" fo:min-width="2.54cm" fo:padding-top="0.071cm" fo:padding-bottom="0.071cm" fo:padding-left="0.071cm" fo:padding-right="0.071cm"/>
      <style:paragraph-properties style:writing-mode="lr-tb"/>
    </style:style>
    <style:style style:name="gr23" style:family="graphic" style:parent-style-name="standard">
      <style:graphic-properties draw:stroke="none" draw:fill="none" draw:textarea-vertical-align="middle" fo:min-height="0.652cm" fo:min-width="2.54cm" fo:padding-top="0.071cm" fo:padding-bottom="0.071cm" fo:padding-left="0.071cm" fo:padding-right="0.071cm"/>
      <style:paragraph-properties style:writing-mode="lr-tb"/>
    </style:style>
    <style:style style:name="gr24" style:family="graphic" style:parent-style-name="standard">
      <style:graphic-properties draw:stroke="solid" svg:stroke-width="0.008cm" svg:stroke-color="#000000" draw:marker-end="Marker_5f_0" draw:marker-end-width="0.276cm" svg:stroke-opacity="100%" draw:stroke-linejoin="round" svg:stroke-linecap="round" draw:fill="none" fo:padding-top="0.129cm" fo:padding-bottom="0.129cm" fo:padding-left="0.254cm" fo:padding-right="0.254cm"/>
    </style:style>
    <style:style style:name="gr25" style:family="graphic" style:parent-style-name="standard">
      <style:graphic-properties draw:stroke="none" draw:fill="none" draw:textarea-vertical-align="middle" fo:min-height="0.341cm" fo:min-width="2.54cm" fo:padding-top="0cm" fo:padding-bottom="0cm" fo:padding-left="0.212cm" fo:padding-right="0.141cm"/>
      <style:paragraph-properties style:writing-mode="lr-tb"/>
    </style:style>
    <style:style style:name="gr26" style:family="graphic" style:parent-style-name="standard">
      <style:graphic-properties draw:stroke="none" draw:fill="none" draw:textarea-vertical-align="middle" fo:min-height="0.509cm" fo:min-width="2.54cm" fo:padding-top="0.141cm" fo:padding-bottom="0.141cm" fo:padding-left="0.141cm" fo:padding-right="0.141cm"/>
      <style:paragraph-properties style:writing-mode="lr-tb"/>
    </style:style>
    <style:style style:name="gr27" style:family="graphic" style:parent-style-name="standard">
      <style:graphic-properties draw:stroke="none" draw:fill="none" draw:textarea-vertical-align="middle" fo:min-height="1.425cm" fo:min-width="2.54cm" fo:padding-top="0cm" fo:padding-bottom="0.141cm" fo:padding-left="0.141cm" fo:padding-right="0.141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style:paragraph-properties fo:margin-left="0cm" fo:margin-right="0cm" fo:margin-top="0cm" fo:margin-bottom="0cm" fo:line-height="120%" fo:text-align="start" fo:text-indent="0cm"/>
    </style:style>
    <style:style style:name="P6" style:family="paragraph">
      <style:paragraph-properties fo:margin-left="0cm" fo:margin-right="0cm" fo:margin-top="0cm" fo:margin-bottom="0cm" fo:line-height="120%" fo:text-align="end" fo:text-indent="0cm"/>
    </style:style>
    <style:style style:name="P7" style:family="paragraph">
      <loext:graphic-properties draw:fill="solid" draw:fill-color="#e6e6e6"/>
    </style:style>
    <style:style style:name="P8" style:family="paragraph">
      <loext:graphic-properties draw:fill="solid" draw:fill-color="#000000"/>
    </style:style>
    <style:style style:name="P9" style:family="paragraph">
      <loext:graphic-properties draw:fill="none"/>
      <style:paragraph-properties style:writing-mode="lr-tb"/>
      <style:text-properties fo:color="#c9211e" loext:opacity="100%"/>
    </style:style>
    <style:style style:name="P10" style:family="paragraph">
      <style:paragraph-properties fo:margin-left="0cm" fo:margin-right="0cm" fo:margin-top="0cm" fo:margin-bottom="0cm" fo:line-height="120%" fo:text-align="center" fo:text-indent="0cm" style:text-autospace="none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color="#c9211e" loext:opacity="100%" style:font-name="Ｍ" fo:font-size="8pt" style:font-name-asian="Ｍ" style:font-size-asian="8pt" style:font-name-complex="Ｍ" style:font-size-complex="8pt"/>
    </style:style>
    <style:style style:name="T2" style:family="text">
      <style:text-properties fo:color="#000000" loext:opacity="100%" style:font-name="Ｍ" fo:font-size="8pt" style:font-name-asian="Ｍ" style:font-size-asian="8pt" style:font-name-complex="Ｍ" style:font-size-complex="8pt"/>
    </style:style>
    <style:style style:name="T3" style:family="text">
      <style:text-properties fo:color="#000000" loext:opacity="100%" style:font-name="Ｍ" fo:font-size="12pt" style:font-name-asian="Ｍ" style:font-size-asian="12pt" style:font-name-complex="Ｍ" style:font-size-complex="12pt"/>
    </style:style>
    <style:style style:name="T4" style:family="text">
      <style:text-properties fo:color="#000000" loext:opacity="100%" style:font-name="Ｍ" fo:font-size="10pt" style:font-name-asian="Ｍ" style:font-size-asian="10pt" style:font-name-complex="Ｍ" style:font-size-complex="10pt"/>
    </style:style>
    <style:style style:name="T5" style:family="text">
      <style:text-properties fo:color="#000000" loext:opacity="100%" style:font-name="Ｍ" fo:font-size="6pt" style:font-name-asian="Ｍ" style:font-size-asian="6pt" style:font-name-complex="Ｍ" style:font-size-complex="6pt"/>
    </style:style>
    <style:style style:name="T6" style:family="text">
      <style:text-properties fo:color="#000000" loext:opacity="100%" style:font-name="Ｍ" fo:font-size="6pt" fo:background-color="#ffffff" style:font-name-asian="Ｍ" style:font-size-asian="6pt" style:font-name-complex="Ｍ" style:font-size-complex="6pt"/>
    </style:style>
    <style:style style:name="T7" style:family="text">
      <style:text-properties fo:color="#c9211e" loext:opacity="100%" style:font-name="Ｍ" fo:font-size="10pt" style:font-name-asian="Ｍ" style:font-size-asian="10pt" style:font-name-complex="Ｍ" style:font-size-complex="10pt"/>
    </style:style>
    <style:style style:name="T8" style:family="text">
      <style:text-properties fo:color="#000000" loext:opacity="100%" style:font-name="Ｍ" fo:font-size="9pt" style:text-underline-style="solid" style:text-underline-width="auto" style:text-underline-color="font-color" fo:font-weight="bold" style:font-name-asian="Ｍ" style:font-size-asian="9pt" style:font-weight-asian="bold" style:font-name-complex="Ｍ" style:font-size-complex="9pt" style:font-weight-complex="bold"/>
    </style:style>
    <style:style style:name="T9" style:family="text">
      <style:text-properties fo:color="#000000" loext:opacity="100%" style:font-name="Ｍ" fo:font-size="9pt" style:font-name-asian="Ｍ" style:font-size-asian="9pt" style:font-name-complex="Ｍ" style:font-size-complex="9pt"/>
    </style:style>
    <style:style style:name="T10" style:family="text">
      <style:text-properties fo:color="#c9211e" loext:opacity="100%" style:font-name="Ｍ" fo:font-size="9pt" style:font-name-asian="Ｍ" style:font-size-asian="9pt" style:font-name-complex="Ｍ" style:font-size-complex="9pt"/>
    </style:style>
    <style:style style:name="T11" style:family="text">
      <style:text-properties fo:font-variant="normal" fo:text-transform="none" fo:color="#c9211e" loext:opacity="100%" style:text-outline="false" style:text-line-through-style="none" style:text-line-through-type="none" style:font-name="Ｍ" fo:font-size="9pt" fo:font-style="normal" fo:text-shadow="none" style:text-underline-style="none" fo:font-weight="normal" style:letter-kerning="true" style:font-name-asian="Ｍ" style:font-size-asian="9pt" style:font-style-asian="normal" style:font-weight-asian="normal" style:font-name-complex="Ｍ" style:font-size-complex="9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c9211e" loext:opacity="100%" style:font-name="Ｍ" fo:font-size="6pt" style:font-name-asian="Ｍ" style:font-size-asian="6pt" style:font-name-complex="Ｍ" style:font-size-complex="6pt"/>
    </style:style>
    <style:style style:name="T13" style:family="text">
      <style:text-properties fo:font-variant="normal" fo:text-transform="none" fo:color="#c9211e" loext:opacity="100%" style:text-outline="false" style:text-line-through-style="none" style:text-line-through-type="none" style:font-name="Ｍ" fo:font-size="8pt" fo:font-style="normal" fo:text-shadow="none" style:text-underline-style="none" fo:font-weight="normal" style:letter-kerning="true" style:font-name-asian="Ｍ" style:font-size-asian="8pt" style:font-style-asian="normal" style:font-weight-asian="normal" style:font-name-complex="Ｍ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CFO_006" draw:style-name="dp1" draw:master-page-name="PM0">
        <draw:g>
          <draw:g>
            <draw:path draw:style-name="gr1" draw:text-style-name="P1" draw:layer="layout" svg:width="2.17cm" svg:height="1.752cm" svg:x="10.655cm" svg:y="14.816cm" svg:viewBox="0 0 2171 1753" svg:d="M0 271v1211c0 47 50 94 145 135 96 42 233 76 398 100s352 36 543 36c190 0 377-12 542-36s302-58 398-100c95-41 145-88 145-135v-1211c0-47-50-94-145-135-96-42-233-76-398-100s-352-36-543-36c-190 0-377 12-542 36s-302 58-398 100c-95 41-145 88-145 135z">
              <text:p/>
            </draw:path>
            <draw:path draw:style-name="gr2" draw:text-style-name="P2" draw:layer="layout" svg:width="2.17cm" svg:height="1.752cm" svg:x="10.655cm" svg:y="14.816cm" svg:viewBox="0 0 2171 1753" svg:d="M0 271v1211c0 47 50 94 145 135 96 42 233 76 398 100s352 36 543 36c190 0 377-12 542-36s302-58 398-100c95-41 145-88 145-135v-1211c0-47-50-94-145-135-96-42-233-76-398-100s-352-36-543-36c-190 0-377 12-542 36s-302 58-398 100c-95 41-145 88-145 135zM0 271c0 48 50 95 145 136 96 41 233 75 398 99s352 36 543 36c190 0 377-12 542-36s302-58 398-99c95-41 145-88 145-136">
              <text:p/>
            </draw:path>
          </draw:g>
          <draw:frame draw:style-name="gr3" draw:text-style-name="P4" draw:layer="layout" svg:width="2.17cm" svg:height="1.303cm" svg:x="10.655cm" svg:y="15.177cm">
            <draw:text-box>
              <text:p text:style-name="P3"><text:span text:style-name="T1">ERP</text:span><text:span text:style-name="T2">標準：支払保留</text:span></text:p>
              <text:p text:style-name="P3"><text:span text:style-name="T2">テーブル</text:span></text:p>
            </draw:text-box>
          </draw:frame>
        </draw:g>
        <draw:g>
          <draw:g>
            <draw:path draw:style-name="gr1" draw:text-style-name="P1" draw:layer="layout" svg:width="2.17cm" svg:height="1.752cm" svg:x="10.677cm" svg:y="13.081cm" svg:viewBox="0 0 2171 1753" svg:d="M0 271v1211c0 47 50 94 145 135 96 42 233 76 398 100s352 36 543 36c190 0 377-12 542-36s302-58 398-100c95-41 145-88 145-135v-1211c0-47-50-94-145-135-96-42-233-76-398-100s-352-36-543-36c-190 0-377 12-542 36s-302 58-398 100c-95 41-145 88-145 135z">
              <text:p/>
            </draw:path>
            <draw:path draw:style-name="gr2" draw:text-style-name="P2" draw:layer="layout" svg:width="2.17cm" svg:height="1.752cm" svg:x="10.677cm" svg:y="13.081cm" svg:viewBox="0 0 2171 1753" svg:d="M0 271v1211c0 47 50 94 145 135 96 42 233 76 398 100s352 36 543 36c190 0 377-12 542-36s302-58 398-100c95-41 145-88 145-135v-1211c0-47-50-94-145-135-96-42-233-76-398-100s-352-36-543-36c-190 0-377 12-542 36s-302 58-398 100c-95 41-145 88-145 135zM0 271c0 48 50 95 145 136 96 41 233 75 398 99s352 36 543 36c190 0 377-12 542-36s302-58 398-99c95-41 145-88 145-136">
              <text:p/>
            </draw:path>
          </draw:g>
          <draw:frame draw:style-name="gr3" draw:text-style-name="P4" draw:layer="layout" svg:width="2.17cm" svg:height="1.303cm" svg:x="10.677cm" svg:y="13.441cm">
            <draw:text-box>
              <text:p text:style-name="P3"><text:span text:style-name="T1">ERP</text:span><text:span text:style-name="T2">標準：支払予定</text:span></text:p>
              <text:p text:style-name="P3"><text:span text:style-name="T2">テーブル</text:span></text:p>
            </draw:text-box>
          </draw:frame>
        </draw:g>
        <draw:g>
          <draw:g>
            <draw:path draw:style-name="gr1" draw:text-style-name="P1" draw:layer="layout" svg:width="2.17cm" svg:height="1.752cm" svg:x="10.655cm" svg:y="9.512cm" svg:viewBox="0 0 2171 1753" svg:d="M0 271v1211c0 47 50 94 145 135 96 42 233 76 398 100s352 36 543 36c190 0 377-12 542-36s302-58 398-100c95-41 145-88 145-135v-1211c0-47-50-94-145-135-96-42-233-76-398-100s-352-36-543-36c-190 0-377 12-542 36s-302 58-398 100c-95 41-145 88-145 135z">
              <text:p/>
            </draw:path>
            <draw:path draw:style-name="gr2" draw:text-style-name="P2" draw:layer="layout" svg:width="2.17cm" svg:height="1.752cm" svg:x="10.655cm" svg:y="9.512cm" svg:viewBox="0 0 2171 1753" svg:d="M0 271v1211c0 47 50 94 145 135 96 42 233 76 398 100s352 36 543 36c190 0 377-12 542-36s302-58 398-100c95-41 145-88 145-135v-1211c0-47-50-94-145-135-96-42-233-76-398-100s-352-36-543-36c-190 0-377 12-542 36s-302 58-398 100c-95 41-145 88-145 135zM0 271c0 48 50 95 145 136 96 41 233 75 398 99s352 36 543 36c190 0 377-12 542-36s302-58 398-99c95-41 145-88 145-136">
              <text:p/>
            </draw:path>
          </draw:g>
          <draw:frame draw:style-name="gr3" draw:text-style-name="P4" draw:layer="layout" svg:width="2.17cm" svg:height="1.303cm" svg:x="10.655cm" svg:y="9.872cm">
            <draw:text-box>
              <text:p text:style-name="P3"><text:span text:style-name="T1">ERP</text:span><text:span text:style-name="T2">標準：請求書配分</text:span></text:p>
              <text:p text:style-name="P3"><text:span text:style-name="T2">テーブル</text:span></text:p>
            </draw:text-box>
          </draw:frame>
        </draw:g>
        <draw:frame draw:style-name="gr4" draw:text-style-name="P4" draw:layer="layout" svg:width="2.54cm" svg:height="0.79cm" svg:x="0.497cm" svg:y="25.155cm">
          <draw:text-box>
            <text:p text:style-name="P5"><text:span text:style-name="T3">凡例</text:span><text:span text:style-name="T3">:</text:span></text:p>
          </draw:text-box>
        </draw:frame>
        <draw:frame draw:style-name="gr5" draw:text-style-name="P4" draw:layer="layout" svg:width="11.591cm" svg:height="0.635cm" svg:x="1.234cm" svg:y="28.407cm">
          <draw:text-box>
            <text:p text:style-name="P5"><text:span text:style-name="T2">MD050_SPF_CFO_006_</text:span><text:span text:style-name="T2">債務確認（</text:span><text:span text:style-name="T2">APWI).vsd</text:span></text:p>
          </draw:text-box>
        </draw:frame>
        <draw:g>
          <draw:polygon draw:style-name="gr2" draw:text-style-name="P2" draw:layer="layout" svg:width="13.152cm" svg:height="0.953cm" svg:x="9.887cm" svg:y="0.785cm" svg:viewBox="0 0 13153 954" draw:points="0,954 13153,954 13153,0 0,0">
            <text:p/>
          </draw:polygon>
          <draw:frame draw:style-name="gr6" draw:text-style-name="P4" draw:layer="layout" svg:width="13.152cm" svg:height="0.953cm" svg:x="9.887cm" svg:y="0.785cm">
            <draw:text-box>
              <text:p text:style-name="P5"><text:span text:style-name="T4">説明</text:span><text:span text:style-name="T4">: <text:s/></text:span><text:span text:style-name="T4">各帳票での債務確認</text:span></text:p>
            </draw:text-box>
          </draw:frame>
        </draw:g>
        <draw:g>
          <draw:polygon draw:style-name="gr2" draw:text-style-name="P2" draw:layer="layout" svg:width="8.599cm" svg:height="0.953cm" svg:x="1.29cm" svg:y="0.785cm" svg:viewBox="0 0 8600 954" draw:points="0,954 8600,954 8600,0 0,0">
            <text:p/>
          </draw:polygon>
          <draw:frame draw:style-name="gr6" draw:text-style-name="P4" draw:layer="layout" svg:width="8.599cm" svg:height="0.953cm" svg:x="1.29cm" svg:y="0.785cm">
            <draw:text-box>
              <text:p text:style-name="P5"><text:span text:style-name="T4">MD050_SPF_CFO_006_</text:span><text:span text:style-name="T4">債務確認</text:span></text:p>
            </draw:text-box>
          </draw:frame>
        </draw:g>
        <draw:frame draw:style-name="gr5" draw:text-style-name="P4" draw:layer="layout" svg:width="3.971cm" svg:height="0.635cm" svg:x="37.324cm" svg:y="28.407cm">
          <draw:text-box>
            <text:p text:style-name="P6"><text:span text:style-name="T2">1 / 1</text:span></text:p>
          </draw:text-box>
        </draw:frame>
        <draw:g>
          <draw:g>
            <draw:polygon draw:style-name="gr1" draw:text-style-name="P1" draw:layer="layout" svg:width="1.588cm" svg:height="1.175cm" svg:x="4.227cm" svg:y="26.232cm" svg:viewBox="0 0 1589 1176" draw:points="0,0 0,1176 794,858 1589,1176 1589,0">
              <text:p/>
            </draw:polygon>
            <draw:polygon draw:style-name="gr7" draw:text-style-name="P2" draw:layer="layout" svg:width="1.588cm" svg:height="1.175cm" svg:x="4.227cm" svg:y="26.232cm" svg:viewBox="0 0 1589 1176" draw:points="0,0 0,1176 794,858 1589,1176 1589,0">
              <text:p/>
            </draw:polygon>
          </draw:g>
        </draw:g>
        <draw:frame draw:style-name="gr8" draw:text-style-name="P2" draw:layer="layout" svg:width="1.588cm" svg:height="0.932cm" svg:x="4.227cm" svg:y="25.936cm">
          <draw:text-box>
            <text:p/>
          </draw:text-box>
        </draw:frame>
        <draw:frame draw:style-name="gr9" draw:text-style-name="P2" draw:layer="layout" svg:width="1.588cm" svg:height="1.214cm" svg:x="4.862cm" svg:y="26.713cm">
          <draw:text-box>
            <text:p/>
          </draw:text-box>
        </draw:frame>
        <draw:frame draw:style-name="gr10" draw:text-style-name="P4" draw:layer="layout" svg:width="1.588cm" svg:height="0.677cm" svg:x="4.227cm" svg:y="26.571cm">
          <draw:text-box>
            <text:p text:style-name="P3"><text:span text:style-name="T5">帳票名称</text:span></text:p>
          </draw:text-box>
        </draw:frame>
        <draw:g>
          <draw:g>
            <draw:path draw:style-name="gr11" draw:text-style-name="P7" draw:layer="layout" svg:width="1.767cm" svg:height="0.615cm" svg:x="4.931cm" svg:y="27.236cm" svg:viewBox="0 0 1768 616" svg:d="M76 616h1616c51 0 76-26 76-77v-463c0-51-25-76-76-76h-1616c-51 0-76 25-76 76v463c0 51 25 77 76 77z">
              <text:p/>
            </draw:path>
            <draw:path draw:style-name="gr7" draw:text-style-name="P2" draw:layer="layout" svg:width="1.767cm" svg:height="0.615cm" svg:x="4.931cm" svg:y="27.236cm" svg:viewBox="0 0 1768 616" svg:d="M76 616h1616c51 0 76-26 76-77v-463c0-51-25-76-76-76h-1616c-51 0-76 25-76 76v463c0 51 25 77 76 77z">
              <text:p/>
            </draw:path>
          </draw:g>
          <draw:frame draw:style-name="gr12" draw:text-style-name="P4" draw:layer="layout" svg:width="1.767cm" svg:height="1.045cm" svg:x="4.931cm" svg:y="27.021cm">
            <draw:text-box>
              <text:p text:style-name="P5"><text:span text:style-name="T5">BP080_</text:span><text:span text:style-name="T5">システムプロセスステップ</text:span></text:p>
            </draw:text-box>
          </draw:frame>
        </draw:g>
        <draw:g>
          <draw:polygon draw:style-name="gr13" draw:text-style-name="P2" draw:layer="layout" svg:width="39.292cm" svg:height="22.543cm" svg:x="1.352cm" svg:y="2.372cm" svg:viewBox="0 0 39293 22544" draw:points="0,22544 39293,22544 39293,0 0,0">
            <text:p/>
          </draw:polygon>
        </draw:g>
        <draw:g>
          <draw:g>
            <draw:polygon draw:style-name="gr1" draw:text-style-name="P1" draw:layer="layout" svg:width="2.442cm" svg:height="1.127cm" svg:x="12.148cm" svg:y="26.222cm" svg:viewBox="0 0 2443 1128" draw:points="0,1128 1879,1128 2443,0 563,0">
              <text:p/>
            </draw:polygon>
            <draw:polygon draw:style-name="gr7" draw:text-style-name="P2" draw:layer="layout" svg:width="2.442cm" svg:height="1.127cm" svg:x="12.148cm" svg:y="26.222cm" svg:viewBox="0 0 2443 1128" draw:points="0,1128 1879,1128 2443,0 563,0">
              <text:p/>
            </draw:polygon>
          </draw:g>
          <draw:frame draw:style-name="gr14" draw:text-style-name="P4" draw:layer="layout" svg:width="1.252cm" svg:height="1.127cm" svg:x="12.742cm" svg:y="26.222cm">
            <draw:text-box>
              <text:p text:style-name="P3"><text:span text:style-name="T5">データ</text:span></text:p>
              <text:p text:style-name="P3"><text:span text:style-name="T5">ファイル名</text:span></text:p>
            </draw:text-box>
          </draw:frame>
        </draw:g>
        <draw:g>
          <draw:g>
            <draw:polygon draw:style-name="gr1" draw:text-style-name="P1" draw:layer="layout" svg:width="1.588cm" svg:height="1.016cm" svg:x="6.855cm" svg:y="26.173cm" svg:viewBox="0 0 1589 1017" draw:points="158,0 0,158 0,858 158,1017 1430,1017 1589,858 1589,158 1430,0">
              <text:p/>
            </draw:polygon>
            <draw:polygon draw:style-name="gr7" draw:text-style-name="P2" draw:layer="layout" svg:width="1.588cm" svg:height="1.016cm" svg:x="6.855cm" svg:y="26.173cm" svg:viewBox="0 0 1589 1017" draw:points="158,0 0,158 0,858 158,1017 1430,1017 1589,858 1589,158 1430,0">
              <text:p/>
            </draw:polygon>
          </draw:g>
        </draw:g>
        <draw:frame draw:style-name="gr8" draw:text-style-name="P2" draw:layer="layout" svg:width="1.588cm" svg:height="0.932cm" svg:x="6.855cm" svg:y="25.877cm">
          <draw:text-box>
            <text:p/>
          </draw:text-box>
        </draw:frame>
        <draw:frame draw:style-name="gr9" draw:text-style-name="P2" draw:layer="layout" svg:width="1.588cm" svg:height="1.214cm" svg:x="7.49cm" svg:y="26.653cm">
          <draw:text-box>
            <text:p/>
          </draw:text-box>
        </draw:frame>
        <draw:frame draw:style-name="gr10" draw:text-style-name="P4" draw:layer="layout" svg:width="1.588cm" svg:height="0.677cm" svg:x="6.855cm" svg:y="26.511cm">
          <draw:text-box>
            <text:p text:style-name="P3"><text:span text:style-name="T5">バッチ名称</text:span></text:p>
          </draw:text-box>
        </draw:frame>
        <draw:g>
          <draw:g>
            <draw:path draw:style-name="gr11" draw:text-style-name="P7" draw:layer="layout" svg:width="1.767cm" svg:height="0.615cm" svg:x="7.559cm" svg:y="27.177cm" svg:viewBox="0 0 1768 616" svg:d="M76 616h1616c51 0 76-26 76-77v-463c0-51-25-76-76-76h-1616c-51 0-76 25-76 76v463c0 51 25 77 76 77z">
              <text:p/>
            </draw:path>
            <draw:path draw:style-name="gr7" draw:text-style-name="P2" draw:layer="layout" svg:width="1.767cm" svg:height="0.615cm" svg:x="7.559cm" svg:y="27.177cm" svg:viewBox="0 0 1768 616" svg:d="M76 616h1616c51 0 76-26 76-77v-463c0-51-25-76-76-76h-1616c-51 0-76 25-76 76v463c0 51 25 77 76 77z">
              <text:p/>
            </draw:path>
          </draw:g>
          <draw:frame draw:style-name="gr12" draw:text-style-name="P4" draw:layer="layout" svg:width="1.767cm" svg:height="1.045cm" svg:x="7.559cm" svg:y="26.962cm">
            <draw:text-box>
              <text:p text:style-name="P5"><text:span text:style-name="T5">BP080_</text:span><text:span text:style-name="T5">システムプロセスステップ</text:span></text:p>
            </draw:text-box>
          </draw:frame>
        </draw:g>
        <draw:g>
          <draw:g>
            <draw:path draw:style-name="gr1" draw:text-style-name="P1" draw:layer="layout" svg:width="1.733cm" svg:height="1.399cm" svg:x="9.81cm" svg:y="26.055cm" svg:viewBox="0 0 1734 1400" svg:d="M0 216v968c0 38 40 75 116 108s186 60 318 79c131 19 281 29 433 29s302-10 434-29c131-19 241-46 317-79s116-70 116-108v-968c0-38-40-75-116-108s-186-60-318-79c-131-19-281-29-433-29s-302 10-434 29c-131 19-241 46-317 79s-116 70-116 108z">
              <text:p/>
            </draw:path>
            <draw:path draw:style-name="gr2" draw:text-style-name="P2" draw:layer="layout" svg:width="1.733cm" svg:height="1.399cm" svg:x="9.81cm" svg:y="26.055cm" svg:viewBox="0 0 1734 1400" svg:d="M0 216v968c0 38 40 75 116 108s186 60 318 79c131 19 281 29 433 29s302-10 434-29c131-19 241-46 317-79s116-70 116-108v-968c0-38-40-75-116-108s-186-60-318-79c-131-19-281-29-433-29s-302 10-434 29c-131 19-241 46-317 79s-116 70-116 108zM0 216c0 38 40 75 116 108s186 60 318 79c131 19 281 29 433 29s302-10 434-29c131-19 241-46 317-79s116-70 116-108">
              <text:p/>
            </draw:path>
          </draw:g>
          <draw:frame draw:style-name="gr15" draw:text-style-name="P4" draw:layer="layout" svg:width="1.733cm" svg:height="0.75cm" svg:x="9.81cm" svg:y="26.488cm">
            <draw:text-box>
              <text:p text:style-name="P3"><text:span text:style-name="T5">テーブル名称</text:span></text:p>
            </draw:text-box>
          </draw:frame>
        </draw:g>
        <draw:g>
          <draw:polygon draw:style-name="gr1" draw:text-style-name="P1" draw:layer="layout" svg:width="1.283cm" svg:height="1.283cm" svg:x="1.475cm" svg:y="26.264cm" svg:viewBox="0 0 1284 1284" draw:points="280,843 0,843 0,1284 1284,1284 1284,843 1003,843 1003,782 1123,782 1123,0 160,0 160,782 280,782">
            <text:p/>
          </draw:polygon>
          <draw:path draw:style-name="gr2" draw:text-style-name="P2" draw:layer="layout" svg:width="1.283cm" svg:height="1.283cm" svg:x="1.475cm" svg:y="26.264cm" svg:viewBox="0 0 1284 1284" svg:d="M280 843h-280v441h1284v-441h-281v-61h120v-782h-963v782h120zM280 843h723M280 782h723">
            <text:p/>
          </draw:path>
        </draw:g>
        <draw:g>
          <draw:path draw:style-name="gr1" draw:text-style-name="P1" draw:layer="layout" svg:width="0.521cm" svg:height="0.361cm" svg:x="2.137cm" svg:y="27.146cm" svg:viewBox="0 0 522 362" svg:d="M0 362h422v-362h-422zM462 60h60v-60h-60z">
            <text:p/>
          </draw:path>
          <draw:path draw:style-name="gr7" draw:text-style-name="P2" draw:layer="layout" svg:width="0.521cm" svg:height="0.361cm" svg:x="2.137cm" svg:y="27.146cm" svg:viewBox="0 0 522 362" svg:d="M0 362h422v-362h-422zM0 121h422M0 241h422M20 181h382M240 221h121v-80h-121zM462 60h60v-60h-60z">
            <text:p/>
          </draw:path>
        </draw:g>
        <draw:g>
          <draw:path draw:style-name="gr16" draw:text-style-name="P8" draw:layer="layout" svg:width="1.203cm" svg:height="0.862cm" svg:x="1.516cm" svg:y="26.354cm" svg:viewBox="0 0 1204 863" svg:d="M1008 617h45v-15h-45zM270 512v-452h663v452zM240 542h723v-512h30v-30h-783v572h30zM0 833h120v-41h-120zM702 863h261v-20h-261zM1163 813h41v-21h-41zM1163 853h41v-20h-41z">
            <text:p/>
          </draw:path>
          <draw:path draw:style-name="gr7" draw:text-style-name="P2" draw:layer="layout" svg:width="1.203cm" svg:height="0.862cm" svg:x="1.516cm" svg:y="26.354cm" svg:viewBox="0 0 1204 863" svg:d="M1008 617h45v-15h-45zM270 512v-452h663v452zM240 542h723v-512h30v-30h-783v572h30zM120 647h963M360 692v-45M601 692v-45M0 833h120v-41h-120zM702 863h261v-20h-261zM1163 813h41v-21h-41zM1163 853h41v-20h-41z">
            <text:p/>
          </draw:path>
        </draw:g>
        <draw:frame draw:style-name="gr17" draw:text-style-name="P4" draw:layer="layout" svg:width="2.117cm" svg:height="0.537cm" svg:x="1.059cm" svg:y="27.547cm">
          <draw:text-box>
            <text:p text:style-name="P3"><text:span text:style-name="T6">画面名称</text:span></text:p>
          </draw:text-box>
        </draw:frame>
        <draw:g>
          <draw:g>
            <draw:path draw:style-name="gr11" draw:text-style-name="P7" draw:layer="layout" svg:width="1.767cm" svg:height="0.615cm" svg:x="2.19cm" svg:y="26.972cm" svg:viewBox="0 0 1768 616" svg:d="M76 616h1616c51 0 76-26 76-77v-463c0-51-25-76-76-76h-1616c-51 0-76 25-76 76v463c0 51 25 77 76 77z">
              <text:p/>
            </draw:path>
            <draw:path draw:style-name="gr7" draw:text-style-name="P2" draw:layer="layout" svg:width="1.767cm" svg:height="0.615cm" svg:x="2.19cm" svg:y="26.972cm" svg:viewBox="0 0 1768 616" svg:d="M76 616h1616c51 0 76-26 76-77v-463c0-51-25-76-76-76h-1616c-51 0-76 25-76 76v463c0 51 25 77 76 77z">
              <text:p/>
            </draw:path>
          </draw:g>
          <draw:frame draw:style-name="gr12" draw:text-style-name="P4" draw:layer="layout" svg:width="1.767cm" svg:height="1.045cm" svg:x="2.19cm" svg:y="26.757cm">
            <draw:text-box>
              <text:p text:style-name="P5"><text:span text:style-name="T5">BP080_</text:span><text:span text:style-name="T5">システムプロセスステップ</text:span></text:p>
            </draw:text-box>
          </draw:frame>
        </draw:g>
        <draw:g>
          <draw:polygon draw:style-name="gr2" draw:text-style-name="P2" draw:layer="layout" svg:width="2.143cm" svg:height="0.953cm" svg:x="24.627cm" svg:y="0.785cm" svg:viewBox="0 0 2144 954" draw:points="0,954 2144,954 2144,0 0,0">
            <text:p/>
          </draw:polygon>
          <draw:frame draw:style-name="gr6" draw:text-style-name="P4" draw:layer="layout" svg:width="2.143cm" svg:height="0.953cm" svg:x="24.627cm" svg:y="0.785cm">
            <draw:text-box>
              <text:p text:style-name="P5"><text:span text:style-name="T4">2008/06/19</text:span></text:p>
            </draw:text-box>
          </draw:frame>
        </draw:g>
        <draw:g>
          <draw:polygon draw:style-name="gr2" draw:text-style-name="P2" draw:layer="layout" svg:width="1.59cm" svg:height="0.953cm" svg:x="23.039cm" svg:y="0.785cm" svg:viewBox="0 0 1591 954" draw:points="0,954 1591,954 1591,0 0,0">
            <text:p/>
          </draw:polygon>
          <draw:frame draw:style-name="gr6" draw:text-style-name="P4" draw:layer="layout" svg:width="1.59cm" svg:height="0.953cm" svg:x="23.039cm" svg:y="0.785cm">
            <draw:text-box>
              <text:p text:style-name="P5"><text:span text:style-name="T4">作成日</text:span></text:p>
            </draw:text-box>
          </draw:frame>
        </draw:g>
        <draw:polygon draw:style-name="gr2" draw:text-style-name="P2" draw:layer="layout" svg:width="2.064cm" svg:height="0.953cm" svg:x="32.009cm" svg:y="0.785cm" svg:viewBox="0 0 2065 954" draw:points="0,954 2065,954 2065,0 0,0">
          <text:p/>
        </draw:polygon>
        <draw:g>
          <draw:polygon draw:style-name="gr2" draw:text-style-name="P2" draw:layer="layout" svg:width="1.429cm" svg:height="0.953cm" svg:x="30.58cm" svg:y="0.785cm" svg:viewBox="0 0 1430 954" draw:points="0,954 1430,954 1430,0 0,0">
            <text:p/>
          </draw:polygon>
          <draw:frame draw:style-name="gr6" draw:text-style-name="P4" draw:layer="layout" svg:width="1.429cm" svg:height="0.953cm" svg:x="30.58cm" svg:y="0.785cm">
            <draw:text-box>
              <text:p text:style-name="P5"><text:span text:style-name="T4">更新日</text:span></text:p>
            </draw:text-box>
          </draw:frame>
        </draw:g>
        <draw:polygon draw:style-name="gr2" draw:text-style-name="P2" draw:layer="layout" svg:width="2.143cm" svg:height="0.953cm" svg:x="35.58cm" svg:y="0.785cm" svg:viewBox="0 0 2144 954" draw:points="0,954 2144,954 2144,0 0,0">
          <text:p/>
        </draw:polygon>
        <draw:g>
          <draw:polygon draw:style-name="gr2" draw:text-style-name="P2" draw:layer="layout" svg:width="1.508cm" svg:height="0.953cm" svg:x="34.072cm" svg:y="0.785cm" svg:viewBox="0 0 1509 954" draw:points="0,954 1509,954 1509,0 0,0">
            <text:p/>
          </draw:polygon>
          <draw:frame draw:style-name="gr6" draw:text-style-name="P4" draw:layer="layout" svg:width="1.508cm" svg:height="0.953cm" svg:x="34.072cm" svg:y="0.785cm">
            <draw:text-box>
              <text:p text:style-name="P5"><text:span text:style-name="T4">更新者</text:span></text:p>
            </draw:text-box>
          </draw:frame>
        </draw:g>
        <draw:g>
          <draw:polygon draw:style-name="gr2" draw:text-style-name="P2" draw:layer="layout" svg:width="2.223cm" svg:height="0.953cm" svg:x="28.357cm" svg:y="0.785cm" svg:viewBox="0 0 2224 954" draw:points="0,954 2224,954 2224,0 0,0">
            <text:p/>
          </draw:polygon>
          <draw:frame draw:style-name="gr6" draw:text-style-name="P4" draw:layer="layout" svg:width="2.223cm" svg:height="0.953cm" svg:x="28.357cm" svg:y="0.785cm">
            <draw:text-box>
              <text:p text:style-name="P5"><text:span text:style-name="T4">ORA</text:span><text:span text:style-name="T4">長岡</text:span></text:p>
            </draw:text-box>
          </draw:frame>
        </draw:g>
        <draw:g>
          <draw:polygon draw:style-name="gr2" draw:text-style-name="P2" draw:layer="layout" svg:width="1.588cm" svg:height="0.953cm" svg:x="26.77cm" svg:y="0.785cm" svg:viewBox="0 0 1589 954" draw:points="0,954 1589,954 1589,0 0,0">
            <text:p/>
          </draw:polygon>
          <draw:frame draw:style-name="gr6" draw:text-style-name="P4" draw:layer="layout" svg:width="1.588cm" svg:height="0.953cm" svg:x="26.77cm" svg:y="0.785cm">
            <draw:text-box>
              <text:p text:style-name="P5"><text:span text:style-name="T4">作成者</text:span></text:p>
            </draw:text-box>
          </draw:frame>
        </draw:g>
        <draw:g>
          <draw:polygon draw:style-name="gr2" draw:text-style-name="P2" draw:layer="layout" svg:width="1.866cm" svg:height="0.953cm" svg:x="38.755cm" svg:y="0.785cm" svg:viewBox="0 0 1867 954" draw:points="0,954 1867,954 1867,0 0,0">
            <text:p/>
          </draw:polygon>
          <draw:frame draw:style-name="gr6" draw:text-style-name="P9" draw:layer="layout" svg:width="1.866cm" svg:height="0.953cm" svg:x="38.755cm" svg:y="0.785cm">
            <draw:text-box>
              <text:p text:style-name="P5"><text:span text:style-name="T7">Issue3.1</text:span></text:p>
            </draw:text-box>
          </draw:frame>
        </draw:g>
        <draw:g>
          <draw:polygon draw:style-name="gr2" draw:text-style-name="P2" draw:layer="layout" svg:width="1.032cm" svg:height="0.953cm" svg:x="37.724cm" svg:y="0.785cm" svg:viewBox="0 0 1033 954" draw:points="0,954 1033,954 1033,0 0,0">
            <text:p/>
          </draw:polygon>
          <draw:frame draw:style-name="gr6" draw:text-style-name="P4" draw:layer="layout" svg:width="1.032cm" svg:height="0.953cm" svg:x="37.724cm" svg:y="0.785cm">
            <draw:text-box>
              <text:p text:style-name="P5"><text:span text:style-name="T4">Ver.</text:span></text:p>
            </draw:text-box>
          </draw:frame>
        </draw:g>
        <draw:g>
          <draw:g>
            <draw:path draw:style-name="gr1" draw:text-style-name="P1" draw:layer="layout" svg:width="0.976cm" svg:height="0.976cm" svg:x="15.26cm" svg:y="26.267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  <draw:path draw:style-name="gr7" draw:text-style-name="P2" draw:layer="layout" svg:width="0.976cm" svg:height="0.976cm" svg:x="15.26cm" svg:y="26.267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</draw:g>
          <draw:frame draw:style-name="gr18" draw:text-style-name="P4" draw:layer="layout" svg:width="0.976cm" svg:height="0.976cm" svg:x="15.26cm" svg:y="26.267cm">
            <draw:text-box>
              <text:p text:style-name="P3"><text:span text:style-name="T5">番号</text:span></text:p>
            </draw:text-box>
          </draw:frame>
        </draw:g>
        <draw:g>
          <draw:g>
            <draw:path draw:style-name="gr1" draw:text-style-name="P1" draw:layer="layout" svg:width="2.226cm" svg:height="1.887cm" svg:x="16.769cm" svg:y="25.687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  <draw:path draw:style-name="gr7" draw:text-style-name="P2" draw:layer="layout" svg:width="2.226cm" svg:height="1.887cm" svg:x="16.769cm" svg:y="25.687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</draw:g>
          <draw:frame draw:style-name="gr19" draw:text-style-name="P4" draw:layer="layout" svg:width="2.223cm" svg:height="1.883cm" svg:x="16.769cm" svg:y="25.687cm">
            <draw:text-box>
              <text:p text:style-name="P3"><text:span text:style-name="T5">他システム名</text:span></text:p>
              <text:p text:style-name="P3"><text:span text:style-name="T5">/</text:span><text:span text:style-name="T5">他領域名</text:span></text:p>
              <text:p text:style-name="P3"><text:span text:style-name="T5">(INBOUND</text:span><text:span text:style-name="T5">、</text:span><text:span text:style-name="T5">OUTBOUND)</text:span></text:p>
            </draw:text-box>
          </draw:frame>
        </draw:g>
        <draw:g>
          <draw:g>
            <draw:path draw:style-name="gr1" draw:text-style-name="P1" draw:layer="layout" svg:width="2.539cm" svg:height="0.953cm" svg:x="1.767cm" svg:y="11.572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  <draw:path draw:style-name="gr7" draw:text-style-name="P2" draw:layer="layout" svg:width="2.539cm" svg:height="0.953cm" svg:x="1.767cm" svg:y="11.572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</draw:g>
          <draw:frame draw:style-name="gr20" draw:text-style-name="P4" draw:layer="layout" svg:width="2.54cm" svg:height="0.953cm" svg:x="1.767cm" svg:y="11.572cm">
            <draw:text-box>
              <text:p text:style-name="P3"><text:span text:style-name="T4">START</text:span></text:p>
            </draw:text-box>
          </draw:frame>
        </draw:g>
        <draw:g>
          <draw:polygon draw:style-name="gr21" draw:text-style-name="P2" draw:layer="layout" svg:width="14.526cm" svg:height="4.894cm" svg:x="1.973cm" svg:y="2.655cm" svg:viewBox="0 0 14527 4895" draw:points="0,4895 14527,4895 14527,0 0,0">
            <text:p/>
          </draw:polygon>
          <draw:frame draw:style-name="gr22" draw:text-style-name="P4" draw:layer="layout" svg:width="14.526cm" svg:height="4.895cm" svg:x="2.024cm" svg:y="2.655cm">
            <draw:text-box>
              <text:p text:style-name="P5"><text:span text:style-name="T8">処理概要</text:span></text:p>
              <text:p text:style-name="P5"><text:span text:style-name="T9">　当該機能は以下のとおり</text:span></text:p>
              <text:p text:style-name="P5"><text:span text:style-name="T9">　　</text:span><text:span text:style-name="T10">①</text:span><text:span text:style-name="T10">AP</text:span><text:span text:style-name="T10">請求書プルーフリスト</text:span><text:span text:style-name="T10">(OTBI)</text:span></text:p>
              <text:p text:style-name="P5"><text:span text:style-name="T10">　　②</text:span><text:span text:style-name="T10">AP</text:span><text:span text:style-name="T10">請求書プルーフリスト</text:span><text:span text:style-name="T10">(BIP)</text:span><text:span text:style-name="T10">　※各部門は自部門のみ参照可能</text:span></text:p>
              <text:p text:style-name="P5"><text:span text:style-name="T11">　　③</text:span><text:span text:style-name="T11">AP</text:span><text:span text:style-name="T11">支払予定</text:span><text:span text:style-name="T11">_</text:span><text:span text:style-name="T11">実績データ</text:span><text:span text:style-name="T11">(BIP)</text:span><text:span text:style-name="T10">　※各部門は自部門のみ参照可能</text:span></text:p>
              <text:p text:style-name="P5"><text:span text:style-name="T8">システム利用者</text:span></text:p>
              <text:p text:style-name="P5"><text:span text:style-name="T9">　システム利用者は拠点・部門担当者、管理者</text:span></text:p>
              <text:p text:style-name="P5"><text:span text:style-name="T9"/></text:p>
              <text:p text:style-name="P5"><text:span text:style-name="T8">処理タイミング、その他</text:span></text:p>
              <text:p text:style-name="P5"><text:span text:style-name="T9">　・処理タイミングはハンドにて随時とする。</text:span></text:p>
              <text:p text:style-name="P5"><text:span text:style-name="T9"/></text:p>
              <text:p text:style-name="P5"><text:span text:style-name="T9"/></text:p>
            </draw:text-box>
          </draw:frame>
        </draw:g>
        <draw:g>
          <draw:g>
            <draw:path draw:style-name="gr1" draw:text-style-name="P1" draw:layer="layout" svg:width="2.117cm" svg:height="0.794cm" svg:x="19.573cm" svg:y="26.344cm" svg:viewBox="0 0 2118 795" svg:d="M397 795h1325c69 0 138-18 198-53s110-85 145-146c35-60 53-129 53-199 0-69-18-138-53-198-35-61-85-111-145-146s-129-53-198-53h-1325c-69 0-138 18-198 53s-110 85-145 146c-35 60-54 129-54 199 0 69 19 138 54 198 35 61 85 111 145 146s129 53 198 53z">
              <text:p/>
            </draw:path>
            <draw:path draw:style-name="gr7" draw:text-style-name="P2" draw:layer="layout" svg:width="2.117cm" svg:height="0.794cm" svg:x="19.573cm" svg:y="26.344cm" svg:viewBox="0 0 2118 795" svg:d="M397 795h1325c69 0 138-18 198-53s110-85 145-146c35-60 53-129 53-199 0-69-18-138-53-198-35-61-85-111-145-146s-129-53-198-53h-1325c-69 0-138 18-198 53s-110 85-145 146c-35 60-54 129-54 199 0 69 19 138 54 198 35 61 85 111 145 146s129 53 198 53z">
              <text:p/>
            </draw:path>
          </draw:g>
          <draw:frame draw:style-name="gr23" draw:text-style-name="P4" draw:layer="layout" svg:width="2.117cm" svg:height="0.794cm" svg:x="19.573cm" svg:y="26.344cm">
            <draw:text-box>
              <text:p text:style-name="P3"><text:span text:style-name="T5">START/END</text:span></text:p>
            </draw:text-box>
          </draw:frame>
        </draw:g>
        <draw:g>
          <draw:g>
            <draw:path draw:style-name="gr1" draw:text-style-name="P1" draw:layer="layout" svg:width="2.539cm" svg:height="0.953cm" svg:x="35.66cm" svg:y="11.572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  <draw:path draw:style-name="gr7" draw:text-style-name="P2" draw:layer="layout" svg:width="2.539cm" svg:height="0.953cm" svg:x="35.66cm" svg:y="11.572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</draw:g>
          <draw:frame draw:style-name="gr20" draw:text-style-name="P4" draw:layer="layout" svg:width="2.54cm" svg:height="0.953cm" svg:x="35.66cm" svg:y="11.572cm">
            <draw:text-box>
              <text:p text:style-name="P3"><text:span text:style-name="T4">END</text:span></text:p>
            </draw:text-box>
          </draw:frame>
        </draw:g>
        <draw:g>
          <draw:path draw:style-name="gr24" draw:text-style-name="P2" draw:layer="layout" svg:width="6.349cm" svg:height="1.844cm" svg:x="4.307cm" svg:y="12.049cm" svg:viewBox="0 0 6350 1845" svg:d="M0 0h2361c106 0 159 53 159 158v1528c0 106 53 159 159 159h3671">
            <text:p/>
          </draw:path>
          <draw:frame draw:style-name="gr9" draw:text-style-name="P2" draw:layer="layout" svg:width="1.058cm" svg:height="1.214cm" svg:x="6.297cm" svg:y="12.871cm">
            <draw:text-box>
              <text:p/>
            </draw:text-box>
          </draw:frame>
        </draw:g>
        <draw:g>
          <draw:g>
            <draw:path draw:style-name="gr1" draw:text-style-name="P1" draw:layer="layout" svg:width="2.17cm" svg:height="1.752cm" svg:x="10.655cm" svg:y="7.759cm" svg:viewBox="0 0 2171 1753" svg:d="M0 271v1211c0 47 50 94 145 135 96 42 233 76 398 100s352 36 543 36c190 0 377-12 542-36s302-58 398-100c95-41 145-88 145-135v-1211c0-47-50-94-145-135-96-42-233-76-398-100s-352-36-543-36c-190 0-377 12-542 36s-302 58-398 100c-95 41-145 88-145 135z">
              <text:p/>
            </draw:path>
            <draw:path draw:style-name="gr2" draw:text-style-name="P2" draw:layer="layout" svg:width="2.17cm" svg:height="1.752cm" svg:x="10.655cm" svg:y="7.759cm" svg:viewBox="0 0 2171 1753" svg:d="M0 271v1211c0 47 50 94 145 135 96 42 233 76 398 100s352 36 543 36c190 0 377-12 542-36s302-58 398-100c95-41 145-88 145-135v-1211c0-47-50-94-145-135-96-42-233-76-398-100s-352-36-543-36c-190 0-377 12-542 36s-302 58-398 100c-95 41-145 88-145 135zM0 271c0 48 50 95 145 136 96 41 233 75 398 99s352 36 543 36c190 0 377-12 542-36s302-58 398-99c95-41 145-88 145-136">
              <text:p/>
            </draw:path>
          </draw:g>
          <draw:frame draw:style-name="gr3" draw:text-style-name="P4" draw:layer="layout" svg:width="2.17cm" svg:height="1.303cm" svg:x="10.655cm" svg:y="8.119cm">
            <draw:text-box>
              <text:p text:style-name="P3"><text:span text:style-name="T1">ERP</text:span><text:span text:style-name="T2">標準：請求書ヘッダ</text:span></text:p>
              <text:p text:style-name="P3"><text:span text:style-name="T2">テーブル</text:span></text:p>
            </draw:text-box>
          </draw:frame>
        </draw:g>
        <draw:g>
          <draw:frame draw:style-name="gr9" draw:text-style-name="P2" draw:layer="layout" svg:width="1.058cm" svg:height="1.214cm" svg:x="16.616cm" svg:y="14.432cm">
            <draw:text-box>
              <text:p/>
            </draw:text-box>
          </draw:frame>
        </draw:g>
        <draw:g>
          <draw:path draw:style-name="gr24" draw:text-style-name="P2" draw:layer="layout" svg:width="6.349cm" svg:height="3.414cm" svg:x="4.307cm" svg:y="8.635cm" svg:viewBox="0 0 6350 3415" svg:d="M0 3415h2414c106 0 159-53 159-159v-3098c0-105 53-158 159-158h3618">
            <text:p/>
          </draw:path>
          <draw:frame draw:style-name="gr9" draw:text-style-name="P2" draw:layer="layout" svg:width="1.058cm" svg:height="1.214cm" svg:x="6.35cm" svg:y="9.309cm">
            <draw:text-box>
              <text:p/>
            </draw:text-box>
          </draw:frame>
        </draw:g>
        <draw:g>
          <draw:path draw:style-name="gr24" draw:text-style-name="P2" draw:layer="layout" svg:width="9.897cm" svg:height="9.933cm" svg:x="12.825cm" svg:y="3.96cm" svg:viewBox="0 0 9898 9934" svg:d="M0 9934h4162c106 0 159-53 159-159v-9617c0-105 53-158 158-158h5419">
            <text:p/>
          </draw:path>
          <draw:frame draw:style-name="gr9" draw:text-style-name="P2" draw:layer="layout" svg:width="1.058cm" svg:height="1.214cm" svg:x="16.616cm" svg:y="8.052cm">
            <draw:text-box>
              <text:p/>
            </draw:text-box>
          </draw:frame>
        </draw:g>
        <draw:g>
          <draw:path draw:style-name="gr24" draw:text-style-name="P2" draw:layer="layout" svg:width="6.349cm" svg:height="1.661cm" svg:x="4.307cm" svg:y="10.388cm" svg:viewBox="0 0 6350 1662" svg:d="M0 1662h2414c106 0 159-53 159-159v-1345c0-105 53-158 159-158h3618">
            <text:p/>
          </draw:path>
          <draw:frame draw:style-name="gr9" draw:text-style-name="P2" draw:layer="layout" svg:width="1.058cm" svg:height="1.214cm" svg:x="6.35cm" svg:y="10.153cm">
            <draw:text-box>
              <text:p/>
            </draw:text-box>
          </draw:frame>
        </draw:g>
        <draw:g>
          <draw:path draw:style-name="gr24" draw:text-style-name="P2" draw:layer="layout" svg:width="6.349cm" svg:height="0.091cm" svg:x="4.307cm" svg:y="12.049cm" svg:viewBox="0 0 6350 92" svg:d="M0 0h2474c30 0 46 15 46 45 0 31 15 47 46 47h3784">
            <text:p/>
          </draw:path>
          <draw:frame draw:style-name="gr9" draw:text-style-name="P2" draw:layer="layout" svg:width="1.058cm" svg:height="1.214cm" svg:x="6.816cm" svg:y="11.533cm">
            <draw:text-box>
              <text:p/>
            </draw:text-box>
          </draw:frame>
        </draw:g>
        <draw:g>
          <draw:g>
            <draw:polygon draw:style-name="gr1" draw:text-style-name="P1" draw:layer="layout" svg:width="2.54cm" svg:height="2.136cm" svg:x="22.722cm" svg:y="2.934cm" svg:viewBox="0 0 2541 2137" draw:points="0,0 0,2137 1271,1820 2541,2137 2541,0">
              <text:p/>
            </draw:polygon>
            <draw:polygon draw:style-name="gr7" draw:text-style-name="P2" draw:layer="layout" svg:width="2.54cm" svg:height="2.136cm" svg:x="22.722cm" svg:y="2.934cm" svg:viewBox="0 0 2541 2137" draw:points="0,0 0,2137 1271,1820 2541,2137 2541,0">
              <text:p/>
            </draw:polygon>
          </draw:g>
        </draw:g>
        <draw:frame draw:style-name="gr25" draw:text-style-name="P9" draw:layer="layout" svg:width="2.54cm" svg:height="0.341cm" svg:x="22.722cm" svg:y="3.006cm">
          <draw:text-box>
            <text:p text:style-name="P5"><text:span text:style-name="T1">CFO_006_A03</text:span></text:p>
          </draw:text-box>
        </draw:frame>
        <draw:g>
          <draw:g>
            <draw:path draw:style-name="gr11" draw:text-style-name="P7" draw:layer="layout" svg:width="3.281cm" svg:height="0.612cm" svg:x="23.502cm" svg:y="4.617cm" svg:viewBox="0 0 3282 613" svg:d="M101 613h3080c67 0 101-34 101-102v-410c0-67-34-101-101-101h-3080c-67 0-101 34-101 101v410c0 68 34 102 101 102z">
              <text:p/>
            </draw:path>
            <draw:path draw:style-name="gr7" draw:text-style-name="P2" draw:layer="layout" svg:width="3.281cm" svg:height="0.612cm" svg:x="23.502cm" svg:y="4.617cm" svg:viewBox="0 0 3282 613" svg:d="M101 613h3080c67 0 101-34 101-102v-410c0-67-34-101-101-101h-3080c-67 0-101 34-101 101v410c0 68 34 102 101 102z">
              <text:p/>
            </draw:path>
          </draw:g>
          <draw:frame draw:style-name="gr26" draw:text-style-name="P4" draw:layer="layout" svg:width="3.281cm" svg:height="0.791cm" svg:x="23.502cm" svg:y="4.528cm">
            <draw:text-box>
              <text:p text:style-name="P5"><text:span text:style-name="T12">K0302_03_013</text:span><text:span text:style-name="T5">:</text:span><text:span text:style-name="T5">支払予定表印刷</text:span></text:p>
              <text:p text:style-name="P5"><text:span text:style-name="T5"/></text:p>
            </draw:text-box>
          </draw:frame>
        </draw:g>
        <draw:frame draw:style-name="gr27" draw:text-style-name="P9" draw:layer="layout" svg:width="2.54cm" svg:height="1.566cm" svg:x="22.722cm" svg:y="3.346cm">
          <draw:text-box>
            <text:p text:style-name="P3"><text:span text:style-name="T13">ERP</text:span><text:span text:style-name="T13">アドオン：</text:span><text:span text:style-name="T13">AP</text:span><text:span text:style-name="T13">支払予定</text:span><text:span text:style-name="T13">_</text:span><text:span text:style-name="T13">実績データ</text:span><text:span text:style-name="T1">(BIP)</text:span></text:p>
          </draw:text-box>
        </draw:frame>
        <draw:g>
          <draw:g>
            <draw:polygon draw:style-name="gr1" draw:text-style-name="P1" draw:layer="layout" svg:width="2.54cm" svg:height="2.136cm" svg:x="22.722cm" svg:y="12.459cm" svg:viewBox="0 0 2541 2137" draw:points="0,0 0,2137 1271,1820 2541,2137 2541,0">
              <text:p/>
            </draw:polygon>
            <draw:polygon draw:style-name="gr7" draw:text-style-name="P2" draw:layer="layout" svg:width="2.54cm" svg:height="2.136cm" svg:x="22.722cm" svg:y="12.459cm" svg:viewBox="0 0 2541 2137" draw:points="0,0 0,2137 1271,1820 2541,2137 2541,0">
              <text:p/>
            </draw:polygon>
          </draw:g>
        </draw:g>
        <draw:frame draw:style-name="gr25" draw:text-style-name="P9" draw:layer="layout" svg:width="2.54cm" svg:height="0.341cm" svg:x="22.722cm" svg:y="12.531cm">
          <draw:text-box>
            <text:p text:style-name="P5"><text:span text:style-name="T1">CFO_006_A02</text:span></text:p>
          </draw:text-box>
        </draw:frame>
        <draw:frame draw:style-name="gr27" draw:text-style-name="P9" draw:layer="layout" svg:width="2.54cm" svg:height="1.566cm" svg:x="22.722cm" svg:y="12.871cm">
          <draw:text-box>
            <text:p text:style-name="P3"><text:span text:style-name="T1">ERP</text:span><text:span text:style-name="T1">アドオン：</text:span><text:span text:style-name="T1">AP</text:span><text:span text:style-name="T1">請求書プルーフリスト</text:span><text:span text:style-name="T1">(BIP)</text:span></text:p>
          </draw:text-box>
        </draw:frame>
        <draw:g>
          <draw:g>
            <draw:polygon draw:style-name="gr1" draw:text-style-name="P1" draw:layer="layout" svg:width="2.54cm" svg:height="2.136cm" svg:x="22.722cm" svg:y="8.703cm" svg:viewBox="0 0 2541 2137" draw:points="0,0 0,2137 1271,1820 2541,2137 2541,0">
              <text:p/>
            </draw:polygon>
            <draw:polygon draw:style-name="gr7" draw:text-style-name="P2" draw:layer="layout" svg:width="2.54cm" svg:height="2.136cm" svg:x="22.722cm" svg:y="8.703cm" svg:viewBox="0 0 2541 2137" draw:points="0,0 0,2137 1271,1820 2541,2137 2541,0">
              <text:p/>
            </draw:polygon>
          </draw:g>
        </draw:g>
        <draw:frame draw:style-name="gr25" draw:text-style-name="P9" draw:layer="layout" svg:width="2.54cm" svg:height="0.341cm" svg:x="22.722cm" svg:y="8.775cm">
          <draw:text-box>
            <text:p text:style-name="P5"><text:span text:style-name="T1">CFO_006_A01</text:span></text:p>
          </draw:text-box>
        </draw:frame>
        <draw:frame draw:style-name="gr27" draw:text-style-name="P9" draw:layer="layout" svg:width="2.54cm" svg:height="1.566cm" svg:x="22.722cm" svg:y="9.115cm">
          <draw:text-box>
            <text:p text:style-name="P3"><text:span text:style-name="T1">ERP</text:span><text:span text:style-name="T1">アドオン：</text:span><text:span text:style-name="T1">AP</text:span><text:span text:style-name="T1">請求書プルーフリスト</text:span><text:span text:style-name="T1">(OTBI)</text:span></text:p>
          </draw:text-box>
        </draw:frame>
        <draw:g>
          <draw:g>
            <draw:path draw:style-name="gr11" draw:text-style-name="P7" draw:layer="layout" svg:width="3.281cm" svg:height="0.612cm" svg:x="23.95cm" svg:y="10.582cm" svg:viewBox="0 0 3282 613" svg:d="M101 613h3080c67 0 101-34 101-102v-410c0-67-34-101-101-101h-3080c-67 0-101 34-101 101v410c0 68 34 102 101 102z">
              <text:p/>
            </draw:path>
            <draw:path draw:style-name="gr7" draw:text-style-name="P2" draw:layer="layout" svg:width="3.281cm" svg:height="0.612cm" svg:x="23.95cm" svg:y="10.582cm" svg:viewBox="0 0 3282 613" svg:d="M101 613h3080c67 0 101-34 101-102v-410c0-67-34-101-101-101h-3080c-67 0-101 34-101 101v410c0 68 34 102 101 102z">
              <text:p/>
            </draw:path>
          </draw:g>
          <draw:frame draw:style-name="gr26" draw:text-style-name="P4" draw:layer="layout" svg:width="3.281cm" svg:height="0.791cm" svg:x="23.95cm" svg:y="10.493cm">
            <draw:text-box>
              <text:p text:style-name="P5"><text:span text:style-name="T12">K0314_01_024</text:span><text:span text:style-name="T5">:</text:span><text:span text:style-name="T5">請求書プルーフリスト印刷</text:span></text:p>
            </draw:text-box>
          </draw:frame>
        </draw:g>
        <draw:g>
          <draw:path draw:style-name="gr24" draw:text-style-name="P2" draw:layer="layout" svg:width="9.897cm" svg:height="4.164cm" svg:x="12.825cm" svg:y="9.729cm" svg:viewBox="0 0 9898 4165" svg:d="M0 4165h4162c106 0 159-53 159-158v-3849c0-105 53-158 158-158h5419">
            <text:p/>
          </draw:path>
          <draw:frame draw:style-name="gr9" draw:text-style-name="P2" draw:layer="layout" svg:width="1.058cm" svg:height="1.214cm" svg:x="16.616cm" svg:y="10.83cm">
            <draw:text-box>
              <text:p/>
            </draw:text-box>
          </draw:frame>
        </draw:g>
        <draw:g>
          <draw:path draw:style-name="gr24" draw:text-style-name="P2" draw:layer="layout" svg:width="9.897cm" svg:height="1.345cm" svg:x="12.825cm" svg:y="12.14cm" svg:viewBox="0 0 9898 1346" svg:d="M0 0h4162c106 0 159 53 159 158v1029c0 106 53 159 158 159h5419">
            <text:p/>
          </draw:path>
          <draw:frame draw:style-name="gr9" draw:text-style-name="P2" draw:layer="layout" svg:width="1.058cm" svg:height="1.214cm" svg:x="16.616cm" svg:y="12.63cm">
            <draw:text-box>
              <text:p/>
            </draw:text-box>
          </draw:frame>
        </draw:g>
        <draw:g>
          <draw:path draw:style-name="gr24" draw:text-style-name="P2" draw:layer="layout" svg:width="9.897cm" svg:height="3.097cm" svg:x="12.825cm" svg:y="10.388cm" svg:viewBox="0 0 9898 3098" svg:d="M0 0h4162c106 0 159 53 159 158v2781c0 106 53 159 158 159h5419">
            <text:p/>
          </draw:path>
          <draw:frame draw:style-name="gr9" draw:text-style-name="P2" draw:layer="layout" svg:width="1.058cm" svg:height="1.214cm" svg:x="16.616cm" svg:y="11.722cm">
            <draw:text-box>
              <text:p/>
            </draw:text-box>
          </draw:frame>
        </draw:g>
        <draw:g>
          <draw:path draw:style-name="gr24" draw:text-style-name="P2" draw:layer="layout" svg:width="10.398cm" svg:height="8.089cm" svg:x="25.262cm" svg:y="3.96cm" svg:viewBox="0 0 10399 8090" svg:d="M0 0h5636c106 0 159 53 159 158v7774c0 105 53 158 159 158h4445">
            <text:p/>
          </draw:path>
          <draw:frame draw:style-name="gr9" draw:text-style-name="P2" draw:layer="layout" svg:width="1.058cm" svg:height="1.214cm" svg:x="30.527cm" svg:y="6.465cm">
            <draw:text-box>
              <text:p/>
            </draw:text-box>
          </draw:frame>
        </draw:g>
        <draw:g>
          <draw:path draw:style-name="gr24" draw:text-style-name="P2" draw:layer="layout" svg:width="10.398cm" svg:height="1.436cm" svg:x="25.262cm" svg:y="12.049cm" svg:viewBox="0 0 10399 1437" svg:d="M0 1437h5636c106 0 159-53 159-159v-1120c0-105 53-158 159-158h4445">
            <text:p/>
          </draw:path>
          <draw:frame draw:style-name="gr9" draw:text-style-name="P2" draw:layer="layout" svg:width="1.058cm" svg:height="1.214cm" svg:x="30.342cm" svg:y="12.878cm">
            <draw:text-box>
              <text:p/>
            </draw:text-box>
          </draw:frame>
        </draw:g>
        <draw:g>
          <draw:path draw:style-name="gr24" draw:text-style-name="P2" draw:layer="layout" svg:width="10.398cm" svg:height="2.32cm" svg:x="25.262cm" svg:y="9.729cm" svg:viewBox="0 0 10399 2321" svg:d="M0 0h5636c106 0 159 53 159 158v2004c0 106 53 159 159 159h4445">
            <text:p/>
          </draw:path>
          <draw:frame draw:style-name="gr9" draw:text-style-name="P2" draw:layer="layout" svg:width="1.058cm" svg:height="1.214cm" svg:x="30.527cm" svg:y="9.456cm">
            <draw:text-box>
              <text:p/>
            </draw:text-box>
          </draw:frame>
        </draw:g>
        <draw:g>
          <draw:g>
            <draw:path draw:style-name="gr1" draw:text-style-name="P1" draw:layer="layout" svg:width="2.17cm" svg:height="1.752cm" svg:x="10.679cm" svg:y="11.25cm" svg:viewBox="0 0 2171 1753" svg:d="M0 271v1211c0 47 50 94 145 135 96 42 233 76 398 100s352 36 543 36c190 0 377-12 542-36s302-58 398-100c95-41 145-88 145-135v-1211c0-47-50-94-145-135-96-42-233-76-398-100s-352-36-543-36c-190 0-377 12-542 36s-302 58-398 100c-95 41-145 88-145 135z">
              <text:p/>
            </draw:path>
            <draw:path draw:style-name="gr2" draw:text-style-name="P2" draw:layer="layout" svg:width="2.17cm" svg:height="1.752cm" svg:x="10.679cm" svg:y="11.25cm" svg:viewBox="0 0 2171 1753" svg:d="M0 271v1211c0 47 50 94 145 135 96 42 233 76 398 100s352 36 543 36c190 0 377-12 542-36s302-58 398-100c95-41 145-88 145-135v-1211c0-47-50-94-145-135-96-42-233-76-398-100s-352-36-543-36c-190 0-377 12-542 36s-302 58-398 100c-95 41-145 88-145 135zM0 271c0 48 50 95 145 136 96 41 233 75 398 99s352 36 543 36c190 0 377-12 542-36s302-58 398-99c95-41 145-88 145-136">
              <text:p/>
            </draw:path>
          </draw:g>
          <draw:frame draw:style-name="gr3" draw:text-style-name="P4" draw:layer="layout" svg:width="2.17cm" svg:height="1.303cm" svg:x="10.679cm" svg:y="11.61cm">
            <draw:text-box>
              <text:p text:style-name="P3"><text:span text:style-name="T1">ERP</text:span><text:span text:style-name="T1">標準：請求書明細</text:span></text:p>
              <text:p text:style-name="P3"><text:span text:style-name="T1">テーブル</text:span></text:p>
            </draw:text-box>
          </draw:frame>
        </draw:g>
        <draw:g>
          <draw:path draw:style-name="gr24" draw:text-style-name="P2" draw:layer="layout" svg:width="6.349cm" svg:height="3.596cm" svg:x="4.307cm" svg:y="12.049cm" svg:viewBox="0 0 6350 3597" svg:d="M0 0h2361c106 0 159 53 159 158v3280c0 106 53 159 159 159h3671">
            <text:p/>
          </draw:path>
          <draw:frame draw:style-name="gr9" draw:text-style-name="P2" draw:layer="layout" svg:width="1.058cm" svg:height="1.214cm" svg:x="6.297cm" svg:y="13.715cm">
            <draw:text-box>
              <text:p/>
            </draw:text-box>
          </draw:frame>
        </draw:g>
        <draw:g>
          <draw:path draw:style-name="gr24" draw:text-style-name="P2" draw:layer="layout" svg:width="9.897cm" svg:height="11.685cm" svg:x="12.825cm" svg:y="3.96cm" svg:viewBox="0 0 9898 11686" svg:d="M0 11686h4162c106 0 159-53 159-159v-11369c0-105 53-158 158-158h5419">
            <text:p/>
          </draw:path>
          <draw:frame draw:style-name="gr9" draw:text-style-name="P2" draw:layer="layout" svg:width="1.058cm" svg:height="1.214cm" svg:x="16.616cm" svg:y="8.96cm">
            <draw:text-box>
              <text:p/>
            </draw:text-box>
          </draw:frame>
        </draw:g>
        <draw:g>
          <draw:g>
            <draw:path draw:style-name="gr11" draw:text-style-name="P7" draw:layer="layout" svg:width="2.778cm" svg:height="0.675cm" svg:x="24.001cm" svg:y="4.978cm" svg:viewBox="0 0 2779 676" svg:d="M76 676h2626c51 0 77-25 77-76v-524c0-51-26-76-77-76h-2626c-51 0-76 25-76 76v524c0 51 25 76 76 76z">
              <text:p/>
            </draw:path>
            <draw:path draw:style-name="gr7" draw:text-style-name="P2" draw:layer="layout" svg:width="2.778cm" svg:height="0.675cm" svg:x="24.001cm" svg:y="4.978cm" svg:viewBox="0 0 2779 676" svg:d="M76 676h2626c51 0 77-25 77-76v-524c0-51-26-76-77-76h-2626c-51 0-76 25-76 76v524c0 51 25 76 76 76z">
              <text:p/>
            </draw:path>
          </draw:g>
          <draw:frame draw:style-name="gr26" draw:text-style-name="P4" draw:layer="layout" svg:width="2.778cm" svg:height="0.791cm" svg:x="24.001cm" svg:y="4.92cm">
            <draw:text-box>
              <text:p text:style-name="P5"><text:span text:style-name="T12">K0306_01_023</text:span><text:span text:style-name="T5">:</text:span><text:span text:style-name="T5">支払予定表印刷</text:span></text:p>
            </draw:text-box>
          </draw:frame>
        </draw:g>
        <draw:g>
          <draw:g>
            <draw:path draw:style-name="gr11" draw:text-style-name="P7" draw:layer="layout" svg:width="2.778cm" svg:height="0.675cm" svg:x="24.69cm" svg:y="5.399cm" svg:viewBox="0 0 2779 676" svg:d="M76 676h2626c51 0 77-25 77-76v-524c0-51-26-76-77-76h-2626c-51 0-76 25-76 76v524c0 51 25 76 76 76z">
              <text:p/>
            </draw:path>
            <draw:path draw:style-name="gr7" draw:text-style-name="P2" draw:layer="layout" svg:width="2.778cm" svg:height="0.675cm" svg:x="24.69cm" svg:y="5.399cm" svg:viewBox="0 0 2779 676" svg:d="M76 676h2626c51 0 77-25 77-76v-524c0-51-26-76-77-76h-2626c-51 0-76 25-76 76v524c0 51 25 76 76 76z">
              <text:p/>
            </draw:path>
          </draw:g>
          <draw:frame draw:style-name="gr26" draw:text-style-name="P4" draw:layer="layout" svg:width="2.778cm" svg:height="0.791cm" svg:x="24.69cm" svg:y="5.341cm">
            <draw:text-box>
              <text:p text:style-name="P5"><text:span text:style-name="T12">K0307_01_020</text:span><text:span text:style-name="T5">:</text:span><text:span text:style-name="T5">支払予定表印刷</text:span></text:p>
            </draw:text-box>
          </draw:frame>
        </draw:g>
        <draw:g>
          <draw:g>
            <draw:path draw:style-name="gr11" draw:text-style-name="P7" draw:layer="layout" svg:width="2.778cm" svg:height="0.675cm" svg:x="25.488cm" svg:y="5.783cm" svg:viewBox="0 0 2779 676" svg:d="M76 676h2626c51 0 77-25 77-76v-524c0-51-26-76-77-76h-2626c-51 0-76 25-76 76v524c0 51 25 76 76 76z">
              <text:p/>
            </draw:path>
            <draw:path draw:style-name="gr7" draw:text-style-name="P2" draw:layer="layout" svg:width="2.778cm" svg:height="0.675cm" svg:x="25.488cm" svg:y="5.783cm" svg:viewBox="0 0 2779 676" svg:d="M76 676h2626c51 0 77-25 77-76v-524c0-51-26-76-77-76h-2626c-51 0-76 25-76 76v524c0 51 25 76 76 76z">
              <text:p/>
            </draw:path>
          </draw:g>
          <draw:frame draw:style-name="gr26" draw:text-style-name="P4" draw:layer="layout" svg:width="2.778cm" svg:height="0.791cm" svg:x="25.488cm" svg:y="5.725cm">
            <draw:text-box>
              <text:p text:style-name="P5"><text:span text:style-name="T12">K0307_02_016</text:span><text:span text:style-name="T5">:</text:span><text:span text:style-name="T5">支払予定表印刷</text:span></text:p>
            </draw:text-box>
          </draw:frame>
        </draw:g>
        <draw:g>
          <draw:g>
            <draw:path draw:style-name="gr11" draw:text-style-name="P7" draw:layer="layout" svg:width="2.778cm" svg:height="0.675cm" svg:x="26.179cm" svg:y="6.12cm" svg:viewBox="0 0 2779 676" svg:d="M76 676h2626c51 0 77-25 77-76v-524c0-51-26-76-77-76h-2626c-51 0-76 25-76 76v524c0 51 25 76 76 76z">
              <text:p/>
            </draw:path>
            <draw:path draw:style-name="gr7" draw:text-style-name="P2" draw:layer="layout" svg:width="2.778cm" svg:height="0.675cm" svg:x="26.179cm" svg:y="6.12cm" svg:viewBox="0 0 2779 676" svg:d="M76 676h2626c51 0 77-25 77-76v-524c0-51-26-76-77-76h-2626c-51 0-76 25-76 76v524c0 51 25 76 76 76z">
              <text:p/>
            </draw:path>
          </draw:g>
          <draw:frame draw:style-name="gr26" draw:text-style-name="P4" draw:layer="layout" svg:width="2.778cm" svg:height="0.791cm" svg:x="26.179cm" svg:y="6.062cm">
            <draw:text-box>
              <text:p text:style-name="P5"><text:span text:style-name="T12">K0308_01_022</text:span><text:span text:style-name="T5">:</text:span><text:span text:style-name="T5">支払予定表印刷</text:span></text:p>
            </draw:text-box>
          </draw:frame>
        </draw:g>
        <draw:g>
          <draw:g>
            <draw:path draw:style-name="gr11" draw:text-style-name="P7" draw:layer="layout" svg:width="2.778cm" svg:height="0.675cm" svg:x="26.724cm" svg:y="6.51cm" svg:viewBox="0 0 2779 676" svg:d="M76 676h2626c51 0 77-25 77-76v-524c0-51-26-76-77-76h-2626c-51 0-76 25-76 76v524c0 51 25 76 76 76z">
              <text:p/>
            </draw:path>
            <draw:path draw:style-name="gr7" draw:text-style-name="P2" draw:layer="layout" svg:width="2.778cm" svg:height="0.675cm" svg:x="26.724cm" svg:y="6.51cm" svg:viewBox="0 0 2779 676" svg:d="M76 676h2626c51 0 77-25 77-76v-524c0-51-26-76-77-76h-2626c-51 0-76 25-76 76v524c0 51 25 76 76 76z">
              <text:p/>
            </draw:path>
          </draw:g>
          <draw:frame draw:style-name="gr26" draw:text-style-name="P4" draw:layer="layout" svg:width="2.778cm" svg:height="0.791cm" svg:x="26.724cm" svg:y="6.452cm">
            <draw:text-box>
              <text:p text:style-name="P5"><text:span text:style-name="T12">K0308_02_018</text:span><text:span text:style-name="T5">:</text:span><text:span text:style-name="T5">支払予定表印刷</text:span></text:p>
            </draw:text-box>
          </draw:frame>
        </draw:g>
        <draw:g>
          <draw:g>
            <draw:path draw:style-name="gr11" draw:text-style-name="P7" draw:layer="layout" svg:width="2.778cm" svg:height="0.675cm" svg:x="27.422cm" svg:y="6.894cm" svg:viewBox="0 0 2779 676" svg:d="M76 676h2626c51 0 77-25 77-76v-524c0-51-26-76-77-76h-2626c-51 0-76 25-76 76v524c0 51 25 76 76 76z">
              <text:p/>
            </draw:path>
            <draw:path draw:style-name="gr7" draw:text-style-name="P2" draw:layer="layout" svg:width="2.778cm" svg:height="0.675cm" svg:x="27.422cm" svg:y="6.894cm" svg:viewBox="0 0 2779 676" svg:d="M76 676h2626c51 0 77-25 77-76v-524c0-51-26-76-77-76h-2626c-51 0-76 25-76 76v524c0 51 25 76 76 76z">
              <text:p/>
            </draw:path>
          </draw:g>
          <draw:frame draw:style-name="gr26" draw:text-style-name="P4" draw:layer="layout" svg:width="2.778cm" svg:height="0.791cm" svg:x="27.422cm" svg:y="6.836cm">
            <draw:text-box>
              <text:p text:style-name="P5"><text:span text:style-name="T12">K0309_01_031</text:span><text:span text:style-name="T5">:</text:span><text:span text:style-name="T5">支払予定表印刷</text:span></text:p>
            </draw:text-box>
          </draw:frame>
        </draw:g>
        <draw:g>
          <draw:g>
            <draw:path draw:style-name="gr11" draw:text-style-name="P7" draw:layer="layout" svg:width="2.778cm" svg:height="0.675cm" svg:x="21.828cm" svg:y="5.765cm" svg:viewBox="0 0 2779 676" svg:d="M76 676h2626c51 0 77-25 77-76v-524c0-51-26-76-77-76h-2626c-51 0-76 25-76 76v524c0 51 25 76 76 76z">
              <text:p/>
            </draw:path>
            <draw:path draw:style-name="gr7" draw:text-style-name="P2" draw:layer="layout" svg:width="2.778cm" svg:height="0.675cm" svg:x="21.828cm" svg:y="5.765cm" svg:viewBox="0 0 2779 676" svg:d="M76 676h2626c51 0 77-25 77-76v-524c0-51-26-76-77-76h-2626c-51 0-76 25-76 76v524c0 51 25 76 76 76z">
              <text:p/>
            </draw:path>
          </draw:g>
          <draw:frame draw:style-name="gr26" draw:text-style-name="P4" draw:layer="layout" svg:width="2.778cm" svg:height="0.791cm" svg:x="21.828cm" svg:y="5.707cm">
            <draw:text-box>
              <text:p text:style-name="P5"><text:span text:style-name="T12">K0309_02_026</text:span><text:span text:style-name="T5">:</text:span><text:span text:style-name="T5">支払予定表印刷</text:span></text:p>
            </draw:text-box>
          </draw:frame>
        </draw:g>
        <draw:g>
          <draw:g>
            <draw:path draw:style-name="gr11" draw:text-style-name="P7" draw:layer="layout" svg:width="2.778cm" svg:height="0.675cm" svg:x="22.526cm" svg:y="6.149cm" svg:viewBox="0 0 2779 676" svg:d="M76 676h2626c51 0 77-25 77-76v-524c0-51-26-76-77-76h-2626c-51 0-76 25-76 76v524c0 51 25 76 76 76z">
              <text:p/>
            </draw:path>
            <draw:path draw:style-name="gr7" draw:text-style-name="P2" draw:layer="layout" svg:width="2.778cm" svg:height="0.675cm" svg:x="22.526cm" svg:y="6.149cm" svg:viewBox="0 0 2779 676" svg:d="M76 676h2626c51 0 77-25 77-76v-524c0-51-26-76-77-76h-2626c-51 0-76 25-76 76v524c0 51 25 76 76 76z">
              <text:p/>
            </draw:path>
          </draw:g>
          <draw:frame draw:style-name="gr26" draw:text-style-name="P4" draw:layer="layout" svg:width="2.778cm" svg:height="0.791cm" svg:x="22.526cm" svg:y="6.091cm">
            <draw:text-box>
              <text:p text:style-name="P5"><text:span text:style-name="T12">K0311_01_020</text:span><text:span text:style-name="T5">:</text:span><text:span text:style-name="T5">支払予定表印刷</text:span></text:p>
            </draw:text-box>
          </draw:frame>
        </draw:g>
        <draw:g>
          <draw:g>
            <draw:path draw:style-name="gr11" draw:text-style-name="P7" draw:layer="layout" svg:width="2.778cm" svg:height="0.675cm" svg:x="23.217cm" svg:y="6.486cm" svg:viewBox="0 0 2779 676" svg:d="M76 676h2626c51 0 77-25 77-76v-524c0-51-26-76-77-76h-2626c-51 0-76 25-76 76v524c0 51 25 76 76 76z">
              <text:p/>
            </draw:path>
            <draw:path draw:style-name="gr7" draw:text-style-name="P2" draw:layer="layout" svg:width="2.778cm" svg:height="0.675cm" svg:x="23.217cm" svg:y="6.486cm" svg:viewBox="0 0 2779 676" svg:d="M76 676h2626c51 0 77-25 77-76v-524c0-51-26-76-77-76h-2626c-51 0-76 25-76 76v524c0 51 25 76 76 76z">
              <text:p/>
            </draw:path>
          </draw:g>
          <draw:frame draw:style-name="gr26" draw:text-style-name="P4" draw:layer="layout" svg:width="2.778cm" svg:height="0.791cm" svg:x="23.217cm" svg:y="6.428cm">
            <draw:text-box>
              <text:p text:style-name="P5"><text:span text:style-name="T12">K0311_02_016</text:span><text:span text:style-name="T5">:</text:span><text:span text:style-name="T5">支払予定表印刷</text:span></text:p>
            </draw:text-box>
          </draw:frame>
        </draw:g>
        <draw:g>
          <draw:g>
            <draw:path draw:style-name="gr11" draw:text-style-name="P7" draw:layer="layout" svg:width="2.778cm" svg:height="0.675cm" svg:x="23.667cm" svg:y="6.876cm" svg:viewBox="0 0 2779 676" svg:d="M76 676h2626c51 0 77-25 77-76v-524c0-51-26-76-77-76h-2626c-51 0-76 25-76 76v524c0 51 25 76 76 76z">
              <text:p/>
            </draw:path>
            <draw:path draw:style-name="gr7" draw:text-style-name="P2" draw:layer="layout" svg:width="2.778cm" svg:height="0.675cm" svg:x="23.667cm" svg:y="6.876cm" svg:viewBox="0 0 2779 676" svg:d="M76 676h2626c51 0 77-25 77-76v-524c0-51-26-76-77-76h-2626c-51 0-76 25-76 76v524c0 51 25 76 76 76z">
              <text:p/>
            </draw:path>
          </draw:g>
          <draw:frame draw:style-name="gr26" draw:text-style-name="P4" draw:layer="layout" svg:width="2.778cm" svg:height="0.791cm" svg:x="23.667cm" svg:y="6.818cm">
            <draw:text-box>
              <text:p text:style-name="P5"><text:span text:style-name="T12">K0313_01_030</text:span><text:span text:style-name="T5">:</text:span><text:span text:style-name="T5">支払予定表印刷</text:span></text:p>
            </draw:text-box>
          </draw:frame>
        </draw:g>
        <draw:g>
          <draw:g>
            <draw:path draw:style-name="gr11" draw:text-style-name="P7" draw:layer="layout" svg:width="2.778cm" svg:height="0.675cm" svg:x="24.365cm" svg:y="7.26cm" svg:viewBox="0 0 2779 676" svg:d="M76 676h2626c51 0 77-25 77-76v-524c0-51-26-76-77-76h-2626c-51 0-76 25-76 76v524c0 51 25 76 76 76z">
              <text:p/>
            </draw:path>
            <draw:path draw:style-name="gr7" draw:text-style-name="P2" draw:layer="layout" svg:width="2.778cm" svg:height="0.675cm" svg:x="24.365cm" svg:y="7.26cm" svg:viewBox="0 0 2779 676" svg:d="M76 676h2626c51 0 77-25 77-76v-524c0-51-26-76-77-76h-2626c-51 0-76 25-76 76v524c0 51 25 76 76 76z">
              <text:p/>
            </draw:path>
          </draw:g>
          <draw:frame draw:style-name="gr26" draw:text-style-name="P4" draw:layer="layout" svg:width="2.778cm" svg:height="0.791cm" svg:x="24.365cm" svg:y="7.202cm">
            <draw:text-box>
              <text:p text:style-name="P5"><text:span text:style-name="T12">K0313_02_025</text:span><text:span text:style-name="T5">:</text:span><text:span text:style-name="T5">支払予定表印刷</text:span></text:p>
            </draw:text-box>
          </draw:frame>
        </draw:g>
        <draw:g>
          <draw:g>
            <draw:path draw:style-name="gr11" draw:text-style-name="P7" draw:layer="layout" svg:width="2.778cm" svg:height="0.675cm" svg:x="25.056cm" svg:y="7.597cm" svg:viewBox="0 0 2779 676" svg:d="M76 676h2626c51 0 77-25 77-76v-524c0-51-26-76-77-76h-2626c-51 0-76 25-76 76v524c0 51 25 76 76 76z">
              <text:p/>
            </draw:path>
            <draw:path draw:style-name="gr7" draw:text-style-name="P2" draw:layer="layout" svg:width="2.778cm" svg:height="0.675cm" svg:x="25.056cm" svg:y="7.597cm" svg:viewBox="0 0 2779 676" svg:d="M76 676h2626c51 0 77-25 77-76v-524c0-51-26-76-77-76h-2626c-51 0-76 25-76 76v524c0 51 25 76 76 76z">
              <text:p/>
            </draw:path>
          </draw:g>
          <draw:frame draw:style-name="gr26" draw:text-style-name="P4" draw:layer="layout" svg:width="2.778cm" svg:height="0.791cm" svg:x="25.056cm" svg:y="7.539cm">
            <draw:text-box>
              <text:p text:style-name="P5"><text:span text:style-name="T12">K0314_01_025</text:span><text:span text:style-name="T5">:</text:span><text:span text:style-name="T5">支払予定表印刷</text:span></text:p>
            </draw:text-box>
          </draw:frame>
        </draw:g>
        <draw:g>
          <draw:g>
            <draw:path draw:style-name="gr11" draw:text-style-name="P7" draw:layer="layout" svg:width="2.778cm" svg:height="0.675cm" svg:x="25.754cm" svg:y="7.981cm" svg:viewBox="0 0 2779 676" svg:d="M76 676h2626c51 0 77-25 77-76v-524c0-51-26-76-77-76h-2626c-51 0-76 25-76 76v524c0 51 25 76 76 76z">
              <text:p/>
            </draw:path>
            <draw:path draw:style-name="gr7" draw:text-style-name="P2" draw:layer="layout" svg:width="2.778cm" svg:height="0.675cm" svg:x="25.754cm" svg:y="7.981cm" svg:viewBox="0 0 2779 676" svg:d="M76 676h2626c51 0 77-25 77-76v-524c0-51-26-76-77-76h-2626c-51 0-76 25-76 76v524c0 51 25 76 76 76z">
              <text:p/>
            </draw:path>
          </draw:g>
          <draw:frame draw:style-name="gr26" draw:text-style-name="P4" draw:layer="layout" svg:width="2.778cm" svg:height="0.791cm" svg:x="25.754cm" svg:y="7.923cm">
            <draw:text-box>
              <text:p text:style-name="P5"><text:span text:style-name="T12">K0314_03_014</text:span><text:span text:style-name="T5">:</text:span><text:span text:style-name="T5">支払予定表印刷</text:span></text:p>
            </draw:text-box>
          </draw:frame>
        </draw:g>
        <draw:g>
          <draw:g>
            <draw:path draw:style-name="gr11" draw:text-style-name="P7" draw:layer="layout" svg:width="2.778cm" svg:height="0.675cm" svg:x="26.445cm" svg:y="8.318cm" svg:viewBox="0 0 2779 676" svg:d="M76 676h2626c51 0 77-25 77-76v-524c0-51-26-76-77-76h-2626c-51 0-76 25-76 76v524c0 51 25 76 76 76z">
              <text:p/>
            </draw:path>
            <draw:path draw:style-name="gr7" draw:text-style-name="P2" draw:layer="layout" svg:width="2.778cm" svg:height="0.675cm" svg:x="26.445cm" svg:y="8.318cm" svg:viewBox="0 0 2779 676" svg:d="M76 676h2626c51 0 77-25 77-76v-524c0-51-26-76-77-76h-2626c-51 0-76 25-76 76v524c0 51 25 76 76 76z">
              <text:p/>
            </draw:path>
          </draw:g>
          <draw:frame draw:style-name="gr26" draw:text-style-name="P4" draw:layer="layout" svg:width="2.778cm" svg:height="0.791cm" svg:x="26.445cm" svg:y="8.26cm">
            <draw:text-box>
              <text:p text:style-name="P5"><text:span text:style-name="T12">K0314_04_010</text:span><text:span text:style-name="T5">:</text:span><text:span text:style-name="T5">支払予定表印刷</text:span></text:p>
            </draw:text-box>
          </draw:frame>
        </draw:g>
        <draw:g>
          <draw:g>
            <draw:path draw:style-name="gr11" draw:text-style-name="P7" draw:layer="layout" svg:width="2.778cm" svg:height="0.675cm" svg:x="24.922cm" svg:y="11.08cm" svg:viewBox="0 0 2779 676" svg:d="M76 676h2626c51 0 77-25 77-76v-524c0-51-26-76-77-76h-2626c-51 0-76 25-76 76v524c0 51 25 76 76 76z">
              <text:p/>
            </draw:path>
            <draw:path draw:style-name="gr7" draw:text-style-name="P2" draw:layer="layout" svg:width="2.778cm" svg:height="0.675cm" svg:x="24.922cm" svg:y="11.08cm" svg:viewBox="0 0 2779 676" svg:d="M76 676h2626c51 0 77-25 77-76v-524c0-51-26-76-77-76h-2626c-51 0-76 25-76 76v524c0 51 25 76 76 76z">
              <text:p/>
            </draw:path>
          </draw:g>
          <draw:frame draw:style-name="gr26" draw:text-style-name="P4" draw:layer="layout" svg:width="2.778cm" svg:height="0.791cm" svg:x="24.922cm" svg:y="11.022cm">
            <draw:text-box>
              <text:p text:style-name="P5"><text:span text:style-name="T12">K0314_03_013</text:span><text:span text:style-name="T5">:</text:span><text:span text:style-name="T5">請求書プルーフリスト印刷</text:span></text:p>
            </draw:text-box>
          </draw:frame>
        </draw:g>
        <draw:g>
          <draw:g>
            <draw:path draw:style-name="gr11" draw:text-style-name="P7" draw:layer="layout" svg:width="2.778cm" svg:height="0.675cm" svg:x="26.311cm" svg:y="11.417cm" svg:viewBox="0 0 2779 676" svg:d="M76 676h2626c51 0 77-25 77-76v-524c0-51-26-76-77-76h-2626c-51 0-76 25-76 76v524c0 51 25 76 76 76z">
              <text:p/>
            </draw:path>
            <draw:path draw:style-name="gr7" draw:text-style-name="P2" draw:layer="layout" svg:width="2.778cm" svg:height="0.675cm" svg:x="26.311cm" svg:y="11.417cm" svg:viewBox="0 0 2779 676" svg:d="M76 676h2626c51 0 77-25 77-76v-524c0-51-26-76-77-76h-2626c-51 0-76 25-76 76v524c0 51 25 76 76 76z">
              <text:p/>
            </draw:path>
          </draw:g>
          <draw:frame draw:style-name="gr26" draw:text-style-name="P4" draw:layer="layout" svg:width="2.778cm" svg:height="0.791cm" svg:x="26.311cm" svg:y="11.359cm">
            <draw:text-box>
              <text:p text:style-name="P5"><text:span text:style-name="T12">K0314_04_009</text:span><text:span text:style-name="T5">:</text:span><text:span text:style-name="T5">請求書プルーフリスト印刷</text:span></text:p>
            </draw:text-box>
          </draw:frame>
        </draw:g>
        <draw:g>
          <draw:polygon draw:style-name="gr2" draw:text-style-name="P2" draw:layer="layout" svg:width="2.064cm" svg:height="0.953cm" svg:x="32.009cm" svg:y="0.785cm" svg:viewBox="0 0 2065 954" draw:points="0,954 2065,954 2065,0 0,0">
            <text:p/>
          </draw:polygon>
          <draw:frame draw:style-name="gr6" draw:text-style-name="P9" draw:layer="layout" svg:width="2.064cm" svg:height="0.953cm" svg:x="32.009cm" svg:y="0.785cm">
            <draw:text-box>
              <text:p text:style-name="P5"><text:span text:style-name="T7">2022/08/09</text:span></text:p>
            </draw:text-box>
          </draw:frame>
        </draw:g>
        <draw:g>
          <draw:polygon draw:style-name="gr2" draw:text-style-name="P2" draw:layer="layout" svg:width="2.143cm" svg:height="0.953cm" svg:x="35.58cm" svg:y="0.785cm" svg:viewBox="0 0 2144 954" draw:points="0,954 2144,954 2144,0 0,0">
            <text:p/>
          </draw:polygon>
          <draw:frame draw:style-name="gr6" draw:text-style-name="P9" draw:layer="layout" svg:width="2.143cm" svg:height="0.953cm" svg:x="35.58cm" svg:y="0.785cm">
            <draw:text-box>
              <text:p text:style-name="P5"><text:span text:style-name="T7">SCSK</text:span><text:span text:style-name="T7">村澤</text:span></text:p>
            </draw:text-box>
          </draw:frame>
        </draw:g>
        <draw:g>
          <draw:g>
            <draw:path draw:style-name="gr11" draw:text-style-name="P7" draw:layer="layout" svg:width="2.778cm" svg:height="0.675cm" svg:x="27.046cm" svg:y="8.719cm" svg:viewBox="0 0 2779 676" svg:d="M76 676h2626c51 0 77-25 77-76v-524c0-51-26-76-77-76h-2626c-51 0-76 25-76 76v524c0 51 25 76 76 76z">
              <text:p/>
            </draw:path>
            <draw:path draw:style-name="gr7" draw:text-style-name="P2" draw:layer="layout" svg:width="2.778cm" svg:height="0.675cm" svg:x="27.046cm" svg:y="8.719cm" svg:viewBox="0 0 2779 676" svg:d="M76 676h2626c51 0 77-25 77-76v-524c0-51-26-76-77-76h-2626c-51 0-76 25-76 76v524c0 51 25 76 76 76z">
              <text:p/>
            </draw:path>
          </draw:g>
          <draw:frame draw:style-name="gr26" draw:text-style-name="P4" draw:layer="layout" svg:width="2.778cm" svg:height="0.791cm" svg:x="27.046cm" svg:y="8.661cm">
            <draw:text-box>
              <text:p text:style-name="P5"><text:span text:style-name="T12">K0407_01_013:</text:span><text:span text:style-name="T12">支払予定のダウンロード</text:span></text:p>
            </draw:text-box>
          </draw:frame>
        </draw:g>
        <draw:g>
          <draw:g>
            <draw:path draw:style-name="gr11" draw:text-style-name="P7" draw:layer="layout" svg:width="3.281cm" svg:height="0.612cm" svg:x="23.95cm" svg:y="14.183cm" svg:viewBox="0 0 3282 613" svg:d="M101 613h3080c67 0 101-34 101-102v-410c0-67-34-101-101-101h-3080c-67 0-101 34-101 101v410c0 68 34 102 101 102z">
              <text:p/>
            </draw:path>
            <draw:path draw:style-name="gr7" draw:text-style-name="P2" draw:layer="layout" svg:width="3.281cm" svg:height="0.612cm" svg:x="23.95cm" svg:y="14.183cm" svg:viewBox="0 0 3282 613" svg:d="M101 613h3080c67 0 101-34 101-102v-410c0-67-34-101-101-101h-3080c-67 0-101 34-101 101v410c0 68 34 102 101 102z">
              <text:p/>
            </draw:path>
          </draw:g>
          <draw:frame draw:style-name="gr26" draw:text-style-name="P4" draw:layer="layout" svg:width="3.281cm" svg:height="0.791cm" svg:x="23.95cm" svg:y="14.094cm">
            <draw:text-box>
              <text:p text:style-name="P5"><text:span text:style-name="T12">K0314_01_024</text:span><text:span text:style-name="T5">:</text:span><text:span text:style-name="T5">請求書プルーフリスト印刷</text:span></text:p>
            </draw:text-box>
          </draw:frame>
        </draw:g>
        <draw:g>
          <draw:g>
            <draw:path draw:style-name="gr11" draw:text-style-name="P7" draw:layer="layout" svg:width="2.778cm" svg:height="0.675cm" svg:x="24.922cm" svg:y="14.681cm" svg:viewBox="0 0 2779 676" svg:d="M76 676h2626c51 0 77-25 77-76v-524c0-51-26-76-77-76h-2626c-51 0-76 25-76 76v524c0 51 25 76 76 76z">
              <text:p/>
            </draw:path>
            <draw:path draw:style-name="gr7" draw:text-style-name="P2" draw:layer="layout" svg:width="2.778cm" svg:height="0.675cm" svg:x="24.922cm" svg:y="14.681cm" svg:viewBox="0 0 2779 676" svg:d="M76 676h2626c51 0 77-25 77-76v-524c0-51-26-76-77-76h-2626c-51 0-76 25-76 76v524c0 51 25 76 76 76z">
              <text:p/>
            </draw:path>
          </draw:g>
          <draw:frame draw:style-name="gr26" draw:text-style-name="P4" draw:layer="layout" svg:width="2.778cm" svg:height="0.791cm" svg:x="24.922cm" svg:y="14.623cm">
            <draw:text-box>
              <text:p text:style-name="P5"><text:span text:style-name="T12">K0314_03_013</text:span><text:span text:style-name="T5">:</text:span><text:span text:style-name="T5">請求書プルーフリスト印刷</text:span></text:p>
            </draw:text-box>
          </draw:frame>
        </draw:g>
        <draw:g>
          <draw:g>
            <draw:path draw:style-name="gr11" draw:text-style-name="P7" draw:layer="layout" svg:width="2.778cm" svg:height="0.675cm" svg:x="26.311cm" svg:y="15.018cm" svg:viewBox="0 0 2779 676" svg:d="M76 676h2626c51 0 77-25 77-76v-524c0-51-26-76-77-76h-2626c-51 0-76 25-76 76v524c0 51 25 76 76 76z">
              <text:p/>
            </draw:path>
            <draw:path draw:style-name="gr7" draw:text-style-name="P2" draw:layer="layout" svg:width="2.778cm" svg:height="0.675cm" svg:x="26.311cm" svg:y="15.018cm" svg:viewBox="0 0 2779 676" svg:d="M76 676h2626c51 0 77-25 77-76v-524c0-51-26-76-77-76h-2626c-51 0-76 25-76 76v524c0 51 25 76 76 76z">
              <text:p/>
            </draw:path>
          </draw:g>
          <draw:frame draw:style-name="gr26" draw:text-style-name="P4" draw:layer="layout" svg:width="2.778cm" svg:height="0.791cm" svg:x="26.311cm" svg:y="14.96cm">
            <draw:text-box>
              <text:p text:style-name="P5"><text:span text:style-name="T12">K0314_04_009</text:span><text:span text:style-name="T5">:</text:span><text:span text:style-name="T5">請求書プルーフリスト印刷</text:span></text:p>
            </draw:text-box>
          </draw:frame>
        </draw:g>
        <draw:frame draw:style-name="gr17" draw:text-style-name="P4" draw:layer="layout" svg:width="10.358cm" svg:height="0.537cm" svg:x="16.351cm" svg:y="28.899cm">
          <draw:text-box>
            <text:p text:style-name="P10"><text:span text:style-name="T5">Copyright © 2022, SCSK Corporation. All rights reserved.</text:span></text:p>
          </draw:text-box>
        </draw:frame>
        <draw:frame draw:style-name="gr17" draw:text-style-name="P4" draw:layer="layout" svg:width="10.358cm" svg:height="0.537cm" svg:x="16.435cm" svg:y="28.609cm">
          <draw:text-box>
            <text:p text:style-name="P10"><text:span text:style-name="T5">CONFIDENTIAL</text:span><text:span text:style-name="T5">　株式会社伊藤園　</text:span><text:span text:style-name="T5">SCSK</text:span><text:span text:style-name="T5">株式会社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ゴシック1" svg:font-family="游ゴシック" style:font-pitch="variable"/>
    <style:font-face style:name="游明朝" svg:font-family="游明朝" style:font-family-generic="system" style:font-pitch="variable"/>
    <style:font-face style:name="Ｍ" svg:font-family="Ｍ"/>
    <style:font-face style:name="Ｍ1" svg:font-family="Ｍ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Marker_5f_0" draw:display-name="Marker_0" svg:viewBox="0 0 20 30" svg:d="M10 0l-10 30h20z"/>
    <draw:stroke-dash draw:name="Dash_5f_0" draw:display-name="Dash_0" draw:style="round" draw:dots1="1" draw:dots1-length="100%" draw:dots2="1" draw:dots2-length="100%" draw:distance="2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8-18T14:25:19.211000000</dc:date>
    <meta:creation-date>2009-03-16T11:12:43Z</meta:creation-date>
    <meta:generator>LibreOffice/7.2.5.2$Windows_X86_64 LibreOffice_project/499f9727c189e6ef3471021d6132d4c694f357e5</meta:generator>
    <meta:editing-duration>PT1H22M47S</meta:editing-duration>
    <meta:editing-cycles>5</meta:editing-cycles>
    <meta:document-statistic meta:object-count="316"/>
  </office:meta>
</office:document-meta>
</file>